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officeooo:paragraph-rsid="0278e82a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1658672" officeooo:paragraph-rsid="028166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1658672" officeooo:paragraph-rsid="025e2c8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4ed6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7ffe7e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03baa4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3" fo:font-size="11pt" fo:language="nl" fo:country="NL" fo:font-weight="normal" officeooo:rsid="0331598b" officeooo:paragraph-rsid="0331598b" fo:background-color="transparent" style:font-size-asian="11pt" style:language-asian="nl" style:country-asian="NL" style:font-weight-asian="normal" style:font-name-complex="Bitstream Vera Sans" style:font-size-complex="11pt" style:font-weight-complex="normal"/>
    </style:style>
    <style:style style:name="P15" style:family="paragraph" style:parent-style-name="Standard">
      <style:paragraph-properties fo:line-height="100%"/>
      <style:text-properties fo:color="#000000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text-properties fo:color="#000000" style:font-name="Ubuntu3" fo:font-size="12pt" fo:language="nl" fo:country="NL" fo:font-weight="normal" officeooo:rsid="000cf346" officeooo:paragraph-rsid="02d752a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02bb4d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Ubuntu3" fo:font-size="9pt" fo:language="nl" fo:country="NL" fo:font-style="normal" style:text-underline-style="none" fo:font-weight="normal" officeooo:rsid="000cf346" officeooo:paragraph-rsid="034072a3" fo:background-color="transparent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P19" style:family="paragraph" style:parent-style-name="Standard">
      <style:text-properties officeooo:paragraph-rsid="02d51e68"/>
    </style:style>
    <style:style style:name="P20" style:family="paragraph" style:parent-style-name="Standard">
      <style:text-properties fo:font-size="12pt" fo:font-style="normal" officeooo:paragraph-rsid="02d752a8" style:font-size-asian="12pt" style:font-style-asian="normal" style:font-size-complex="12pt" style:font-style-complex="normal"/>
    </style:style>
    <style:style style:name="P21" style:family="paragraph" style:parent-style-name="Footnote">
      <style:text-properties officeooo:paragraph-rsid="01af3a40"/>
    </style:style>
    <style:style style:name="P22" style:family="paragraph" style:parent-style-name="Footnote">
      <style:text-properties officeooo:paragraph-rsid="01b753db"/>
    </style:style>
    <style:style style:name="P23" style:family="paragraph" style:parent-style-name="Footnote">
      <style:text-properties officeooo:paragraph-rsid="01c2dd13"/>
    </style:style>
    <style:style style:name="P24" style:family="paragraph" style:parent-style-name="Footnote">
      <style:text-properties officeooo:rsid="016fb856" officeooo:paragraph-rsid="017062b2"/>
    </style:style>
    <style:style style:name="P25" style:family="paragraph" style:parent-style-name="Footnote">
      <style:text-properties officeooo:rsid="016fb856" officeooo:paragraph-rsid="01748224"/>
    </style:style>
    <style:style style:name="P26" style:family="paragraph" style:parent-style-name="Footnote">
      <style:text-properties officeooo:paragraph-rsid="0232114b"/>
    </style:style>
    <style:style style:name="P27" style:family="paragraph" style:parent-style-name="Footnote">
      <style:text-properties officeooo:rsid="0270f8f4" officeooo:paragraph-rsid="0270f8f4"/>
    </style:style>
    <style:style style:name="P28" style:family="paragraph" style:parent-style-name="Footnote">
      <style:text-properties officeooo:paragraph-rsid="028ea086"/>
    </style:style>
    <style:style style:name="P29" style:family="paragraph" style:parent-style-name="Footnote">
      <style:text-properties officeooo:rsid="043ccc66" officeooo:paragraph-rsid="046b982c"/>
    </style:style>
    <style:style style:name="P30" style:family="paragraph" style:parent-style-name="Footnote">
      <style:text-properties officeooo:rsid="04965694" officeooo:paragraph-rsid="04965694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 style:list-style-name="L2">
      <style:text-properties officeooo:paragraph-rsid="02c54a53"/>
    </style:style>
    <style:style style:name="P33" style:family="paragraph" style:parent-style-name="Standard" style:list-style-name="L2">
      <style:text-properties officeooo:paragraph-rsid="035d79f0"/>
    </style:style>
    <style:style style:name="P34" style:family="paragraph" style:parent-style-name="Standard" style:list-style-name="L2">
      <style:text-properties officeooo:paragraph-rsid="0356f41b"/>
    </style:style>
    <style:style style:name="P35" style:family="paragraph" style:parent-style-name="Standard" style:list-style-name="L2">
      <style:text-properties officeooo:paragraph-rsid="0303d247"/>
    </style:style>
    <style:style style:name="P36" style:family="paragraph" style:parent-style-name="Standard" style:list-style-name="L2">
      <style:text-properties officeooo:paragraph-rsid="0278e82a"/>
    </style:style>
    <style:style style:name="P37" style:family="paragraph" style:parent-style-name="Standard" style:list-style-name="L2">
      <style:text-properties officeooo:paragraph-rsid="02f41054"/>
    </style:style>
    <style:style style:name="P38" style:family="paragraph" style:parent-style-name="Standard" style:list-style-name="L2">
      <style:text-properties officeooo:paragraph-rsid="03456d55"/>
    </style:style>
    <style:style style:name="P39" style:family="paragraph" style:parent-style-name="Standard" style:list-style-name="L2">
      <style:text-properties officeooo:paragraph-rsid="03587b94"/>
    </style:style>
    <style:style style:name="P40" style:family="paragraph" style:parent-style-name="Standard" style:list-style-name="L2">
      <style:text-properties officeooo:paragraph-rsid="035ed7a3"/>
    </style:style>
    <style:style style:name="P41" style:family="paragraph" style:parent-style-name="Standard" style:list-style-name="L2">
      <style:text-properties officeooo:paragraph-rsid="02c72d13"/>
    </style:style>
    <style:style style:name="P42" style:family="paragraph" style:parent-style-name="Standard" style:list-style-name="L2">
      <style:text-properties officeooo:paragraph-rsid="0320167b"/>
    </style:style>
    <style:style style:name="P43" style:family="paragraph" style:parent-style-name="Standard" style:list-style-name="L2">
      <style:text-properties officeooo:paragraph-rsid="02edc4f6"/>
    </style:style>
    <style:style style:name="P44" style:family="paragraph" style:parent-style-name="Standard" style:list-style-name="L2">
      <style:text-properties officeooo:paragraph-rsid="02fc6ae1"/>
    </style:style>
    <style:style style:name="P45" style:family="paragraph" style:parent-style-name="Standard" style:list-style-name="L2">
      <style:text-properties officeooo:paragraph-rsid="031d3c72"/>
    </style:style>
    <style:style style:name="P46" style:family="paragraph" style:parent-style-name="Standard" style:list-style-name="L2">
      <style:text-properties officeooo:paragraph-rsid="02d684a1"/>
    </style:style>
    <style:style style:name="P47" style:family="paragraph" style:parent-style-name="Standard" style:list-style-name="L2">
      <style:text-properties officeooo:paragraph-rsid="02dbb24e"/>
    </style:style>
    <style:style style:name="P48" style:family="paragraph" style:parent-style-name="Standard" style:list-style-name="L2">
      <style:text-properties officeooo:paragraph-rsid="02dc9b34"/>
    </style:style>
    <style:style style:name="P49" style:family="paragraph" style:parent-style-name="Standard" style:list-style-name="L2">
      <style:text-properties officeooo:paragraph-rsid="02f34cf8"/>
    </style:style>
    <style:style style:name="P50" style:family="paragraph" style:parent-style-name="Standard" style:list-style-name="L2">
      <style:text-properties officeooo:paragraph-rsid="031dc30c"/>
    </style:style>
    <style:style style:name="P51" style:family="paragraph" style:parent-style-name="Standard" style:list-style-name="L2">
      <style:text-properties officeooo:paragraph-rsid="02b31ec0"/>
    </style:style>
    <style:style style:name="P52" style:family="paragraph" style:parent-style-name="Standard" style:list-style-name="L2">
      <style:text-properties officeooo:paragraph-rsid="02deb415"/>
    </style:style>
    <style:style style:name="P53" style:family="paragraph" style:parent-style-name="Standard" style:list-style-name="L2">
      <style:text-properties officeooo:paragraph-rsid="033d8867"/>
    </style:style>
    <style:style style:name="P54" style:family="paragraph" style:parent-style-name="Standard" style:list-style-name="L2">
      <style:text-properties officeooo:paragraph-rsid="0348e0f0"/>
    </style:style>
    <style:style style:name="P55" style:family="paragraph" style:parent-style-name="Standard" style:list-style-name="L2">
      <style:text-properties fo:font-size="12pt" style:font-size-asian="12pt" style:font-size-complex="12pt"/>
    </style:style>
    <style:style style:name="P56" style:family="paragraph" style:parent-style-name="Standard" style:list-style-name="L3">
      <style:text-properties fo:font-size="12pt" officeooo:paragraph-rsid="015874c7" style:font-size-asian="12pt" style:font-size-complex="12pt"/>
    </style:style>
    <style:style style:name="P57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58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59" style:family="paragraph" style:parent-style-name="Standard" style:list-style-name="L2">
      <style:text-properties fo:color="#000000" style:font-name="Ubuntu3" fo:font-size="12pt" fo:font-style="normal" style:font-size-asian="12pt" style:font-style-asian="normal" style:font-size-complex="12pt" style:font-style-complex="normal"/>
    </style:style>
    <style:style style:name="P60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1" style:family="paragraph" style:parent-style-name="Standard" style:list-style-name="L2">
      <style:text-properties fo:font-style="normal" officeooo:paragraph-rsid="02d752a8" style:font-style-asian="normal" style:font-style-complex="normal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2d227ec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6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28e8a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13df71" officeooo:paragraph-rsid="0213df7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font-style="normal" officeooo:paragraph-rsid="01de800b" style:font-size-asian="12pt" style:font-style-asian="normal" style:font-size-complex="12pt" style:font-style-complex="normal"/>
    </style:style>
    <style:style style:name="P6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78e82a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2b0b21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6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87ed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305bcbd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35e6ef8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345c7a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321e6b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style:text-underline-style="none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</style:style>
    <style:style style:name="P7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54a53"/>
    </style:style>
    <style:style style:name="P8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56d55"/>
    </style:style>
    <style:style style:name="P8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ac2e53"/>
    </style:style>
    <style:style style:name="P8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137320e"/>
    </style:style>
    <style:style style:name="P8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f70554"/>
    </style:style>
    <style:style style:name="P8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78e82a"/>
    </style:style>
    <style:style style:name="P8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2edb9d"/>
    </style:style>
    <style:style style:name="P8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608d91"/>
    </style:style>
    <style:style style:name="P8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2f0bc0"/>
    </style:style>
    <style:style style:name="P8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2f9cc0"/>
    </style:style>
    <style:style style:name="P8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8e0f0"/>
    </style:style>
    <style:style style:name="P9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3d8867"/>
    </style:style>
    <style:style style:name="P9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b6da3"/>
    </style:style>
    <style:style style:name="P9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06ba2c"/>
    </style:style>
    <style:style style:name="P93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32f0bc0"/>
    </style:style>
    <style:style style:name="P9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32f9cc0"/>
    </style:style>
    <style:style style:name="P97" style:family="paragraph" style:parent-style-name="Standard" style:list-style-name="L3">
      <style:paragraph-properties fo:margin-left="-0.998cm" fo:margin-right="0cm" fo:text-indent="0cm" style:auto-text-indent="false"/>
      <style:text-properties officeooo:paragraph-rsid="03523ae7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 fo:font-size="11pt" style:font-size-asian="11pt" style:font-size-complex="11pt"/>
    </style:style>
    <style:style style:name="T2" style:family="text">
      <style:text-properties style:font-name="Ubuntu3" fo:font-size="12pt" style:font-size-asian="12pt" style:font-size-complex="12pt"/>
    </style:style>
    <style:style style:name="T3" style:family="text">
      <style:text-properties style:font-name="Ubuntu3" fo:font-size="12pt" officeooo:rsid="02907b8c" style:font-size-asian="12pt" style:font-size-complex="12pt"/>
    </style:style>
    <style:style style:name="T4" style:family="text">
      <style:text-properties style:font-name="Ubuntu3" fo:font-size="12pt" officeooo:rsid="03225fd2" style:font-size-asian="12pt" style:font-size-complex="12pt"/>
    </style:style>
    <style:style style:name="T5" style:family="text">
      <style:text-properties style:font-name="Ubuntu3" fo:font-size="12pt" officeooo:rsid="01c83610" style:font-size-asian="12pt" style:font-size-complex="12pt"/>
    </style:style>
    <style:style style:name="T6" style:family="text">
      <style:text-properties style:font-name="Ubuntu3" fo:font-size="12pt" officeooo:rsid="01657261" style:font-size-asian="12pt" style:font-size-complex="12pt"/>
    </style:style>
    <style:style style:name="T7" style:family="text">
      <style:text-properties style:font-name="Ubuntu3" fo:font-size="12pt" officeooo:rsid="0345c7ac" style:font-size-asian="12pt" style:font-size-complex="12pt"/>
    </style:style>
    <style:style style:name="T8" style:family="text">
      <style:text-properties style:font-name="Ubuntu3" fo:font-size="12pt" officeooo:rsid="00e9a617" style:font-size-asian="12pt" style:font-size-complex="12pt"/>
    </style:style>
    <style:style style:name="T9" style:family="text">
      <style:text-properties style:font-name="Ubuntu3" fo:font-size="12pt" officeooo:rsid="006f3e32" style:font-size-asian="12pt" style:font-size-complex="12pt"/>
    </style:style>
    <style:style style:name="T10" style:family="text">
      <style:text-properties style:font-name="Ubuntu3" fo:font-size="12pt" officeooo:rsid="006eb62a" style:font-size-asian="12pt" style:font-size-complex="12pt"/>
    </style:style>
    <style:style style:name="T11" style:family="text">
      <style:text-properties style:font-name="Ubuntu3" fo:font-size="12pt" officeooo:rsid="00ed7d91" style:font-size-asian="12pt" style:font-size-complex="12pt"/>
    </style:style>
    <style:style style:name="T12" style:family="text">
      <style:text-properties style:font-name="Ubuntu3" fo:font-size="12pt" officeooo:rsid="02a5fdc8" style:font-size-asian="12pt" style:font-size-complex="12pt"/>
    </style:style>
    <style:style style:name="T13" style:family="text">
      <style:text-properties style:font-name="Ubuntu3" fo:font-size="12pt" officeooo:rsid="0296600f" style:font-size-asian="12pt" style:font-size-complex="12pt"/>
    </style:style>
    <style:style style:name="T14" style:family="text">
      <style:text-properties style:font-name="Ubuntu3" fo:font-size="12pt" officeooo:rsid="02923c7d" style:font-size-asian="12pt" style:font-size-complex="12pt"/>
    </style:style>
    <style:style style:name="T15" style:family="text">
      <style:text-properties style:font-name="Ubuntu3" fo:font-size="12pt" officeooo:rsid="02938124" style:font-size-asian="12pt" style:font-size-complex="12pt"/>
    </style:style>
    <style:style style:name="T16" style:family="text">
      <style:text-properties style:font-name="Ubuntu3" fo:font-size="12pt" officeooo:rsid="01bf4eea" style:font-size-asian="12pt" style:font-size-complex="12pt"/>
    </style:style>
    <style:style style:name="T17" style:family="text">
      <style:text-properties style:font-name="Ubuntu3" fo:font-size="12pt" officeooo:rsid="0016af72" style:font-size-asian="12pt" style:font-size-complex="12pt"/>
    </style:style>
    <style:style style:name="T18" style:family="text">
      <style:text-properties style:font-name="Ubuntu3" fo:font-size="12pt" officeooo:rsid="02dbb24e" style:font-size-asian="12pt" style:font-size-complex="12pt"/>
    </style:style>
    <style:style style:name="T19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Ubuntu3" fo:font-size="12pt" fo:language="nl" fo:country="NL" officeooo:rsid="019fe3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Ubuntu3" fo:font-size="12pt" fo:language="nl" fo:country="NL" officeooo:rsid="025235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font-name="Ubuntu3" fo:font-size="12pt" fo:language="nl" fo:country="NL" officeooo:rsid="02a178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Ubuntu3" fo:font-size="12pt" style:font-name-asian="DejaVu Sans1" style:font-size-asian="12pt" style:font-size-complex="12pt"/>
    </style:style>
    <style:style style:name="T28" style:family="text">
      <style:text-properties style:font-name="Ubuntu3" fo:font-size="12pt" officeooo:rsid="00b748f9" style:font-name-asian="DejaVu Sans1" style:font-size-asian="12pt" style:font-size-complex="12pt"/>
    </style:style>
    <style:style style:name="T29" style:family="text">
      <style:text-properties style:font-name="Ubuntu3" fo:font-size="10pt" style:font-size-asian="10pt" style:font-size-complex="10pt"/>
    </style:style>
    <style:style style:name="T30" style:family="text">
      <style:text-properties fo:language="nl" fo:country="NL" style:language-asian="nl" style:country-asian="NL"/>
    </style:style>
    <style:style style:name="T31" style:family="text">
      <style:text-properties officeooo:rsid="0341ff93"/>
    </style:style>
    <style:style style:name="T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9dc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dd5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e364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3a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b18d9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832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210656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56462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style:text-line-through-style="none" style:text-line-through-typ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5b0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49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56d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4105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4d1b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0f6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6d06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1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874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c2e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757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d59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38d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1e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23c7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9c6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2661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ade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e773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278f4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13e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c1a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0d0b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bb2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4b73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4dc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a4a3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b795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6cf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7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fab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2b3f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ab0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46a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602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718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83480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02d7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cf31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0590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bbf5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b9dab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a7c0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22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888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748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6a6e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38a6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c8c6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f7e3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dc4f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d51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c6a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d888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bcb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3856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5596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87529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8bf67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3bd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8ddf8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5fdc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6600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23c7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3223c1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dbb24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4b73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4dc0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6cf6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7cd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b2b3f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fe46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046a8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da7c0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e1a73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0590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a7dbb6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ef7e3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fc6ae1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757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2e773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7bad9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f13e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92661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22d880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0e2b2e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268a7d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12ef21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279afb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814324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49b9edb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aaf0a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2fc8c5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07bad9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weight="normal" officeooo:rsid="02b31ec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weight="normal" officeooo:rsid="02b3f16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0bddf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officeooo:rsid="02b31ec0" fo:background-color="transparent" loext:char-shading-value="0" style:font-size-asian="12pt" style:language-asian="nl" style:country-asian="NL" style:font-size-complex="12pt"/>
    </style:style>
    <style:style style:name="T176" style:family="text">
      <style:text-properties fo:color="#000000" style:text-line-through-style="none" style:text-line-through-type="none" style:font-name="Ubuntu3" fo:font-size="12pt" fo:language="nl" fo:country="NL" officeooo:rsid="02b3f16e" fo:background-color="transparent" loext:char-shading-value="0" style:font-size-asian="12pt" style:language-asian="nl" style:country-asian="NL" style:font-size-complex="12pt"/>
    </style:style>
    <style:style style:name="T177" style:family="text">
      <style:text-properties fo:color="#000000" style:text-line-through-style="none" style:text-line-through-type="none" style:font-name="Ubuntu3" fo:font-size="12pt" fo:language="nl" fo:country="NL" officeooo:rsid="005de20f" fo:background-color="transparent" loext:char-shading-value="0" style:font-size-asian="12pt" style:language-asian="nl" style:country-asian="NL" style:font-size-complex="12pt"/>
    </style:style>
    <style:style style:name="T178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3" fo:font-size="12pt" style:text-underline-style="none" officeooo:rsid="0354ec45" style:font-size-asian="12pt" style:font-size-complex="12pt"/>
    </style:style>
    <style:style style:name="T182" style:family="text">
      <style:text-properties fo:color="#000000" style:text-line-through-style="none" style:text-line-through-type="none" style:font-name="Ubuntu3" fo:language="nl" fo:country="NL" fo:font-style="normal" fo:font-weight="normal" officeooo:rsid="04268a7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language="nl" fo:country="NL" fo:font-style="normal" fo:font-weight="normal" officeooo:rsid="0412ef2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language="nl" fo:country="NL" fo:font-style="normal" fo:font-weight="normal" officeooo:rsid="04279af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language="nl" fo:country="NL" fo:font-style="normal" fo:font-weight="normal" officeooo:rsid="0481432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language="nl" fo:country="NL" fo:font-style="normal" fo:font-weight="normal" officeooo:rsid="049b9ed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language="nl" fo:country="NL" fo:font-style="normal" fo:font-weight="normal" officeooo:rsid="040e2b2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language="nl" fo:country="NL" fo:font-style="normal" fo:font-weight="normal" officeooo:rsid="040e2b2e" fo:background-color="transparent" loext:char-shading-value="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fo:language="nl" fo:country="NL" fo:font-style="normal" fo:font-weight="normal" officeooo:rsid="0193e28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0" style:family="text">
      <style:text-properties fo:color="#000000" style:text-line-through-style="none" style:text-line-through-type="none" fo:language="nl" fo:country="NL" fo:font-style="normal" fo:font-weight="normal" officeooo:rsid="03738a6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1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fo:language="nl" fo:country="NL" fo:font-style="normal" fo:font-weight="normal" officeooo:rsid="03fa8df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fo:language="nl" fo:country="NL" fo:font-style="normal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officeooo:rsid="03738a6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487529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97" style:family="text">
      <style:text-properties fo:color="#000000" style:text-line-through-style="none" style:text-line-through-type="none" style:font-name="Ubuntu Mono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8" style:family="text">
      <style:text-properties fo:color="#000000" style:text-line-through-style="none" style:text-line-through-type="none" fo:font-size="10pt" fo:language="nl" fo:country="NL" fo:font-style="normal" fo:font-weight="normal" officeooo:rsid="01af69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fo:font-size="10pt" fo:language="nl" fo:country="NL" fo:font-style="normal" fo:font-weight="normal" officeooo:rsid="01add539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fo:font-size="10pt" fo:language="nl" fo:country="NL" fo:font-style="normal" fo:font-weight="normal" officeooo:rsid="010a019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fo:font-size="10pt" fo:language="nl" fo:country="NL" fo:font-style="normal" fo:font-weight="normal" officeooo:rsid="0115f0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fo:font-size="10pt" fo:language="nl" fo:country="NL" fo:font-style="normal" fo:font-weight="bold" officeooo:rsid="01add539" style:font-size-asian="10pt" style:language-asian="nl" style:country-asian="NL" style:font-style-asian="normal" style:font-weight-asian="bold" style:font-size-complex="10pt" style:font-style-complex="normal" style:font-weight-complex="bold"/>
    </style:style>
    <style:style style:name="T205" style:family="text">
      <style:text-properties fo:color="#000000" style:text-line-through-style="none" style:text-line-through-type="none" fo:font-size="10pt" fo:language="nl" fo:country="NL" fo:font-style="normal" style:text-underline-style="none" officeooo:rsid="02106567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6" style:family="text">
      <style:text-properties fo:color="#000000" style:text-line-through-style="none" style:text-line-through-type="none" fo:font-size="12pt" fo:language="nl" fo:country="NL" fo:font-style="normal" style:text-underline-style="none" officeooo:rsid="03456d5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fo:font-size="12pt" fo:language="nl" fo:country="NL" fo:font-style="normal" style:text-underline-style="none" officeooo:rsid="03279b5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fo:font-size="12pt" fo:language="nl" fo:country="NL" fo:font-weight="normal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fo:font-size="12pt" fo:language="nl" fo:country="NL" fo:font-weight="normal" officeooo:rsid="00cc2b1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fo:font-size="12pt" fo:language="nl" fo:country="NL" fo:font-weight="normal" officeooo:rsid="00ce23dc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fo:font-size="12pt" fo:language="nl" fo:country="NL" fo:font-weight="normal" officeooo:rsid="02c02e8b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style:text-line-through-style="none" style:text-line-through-type="none" fo:font-size="12pt" fo:language="nl" fo:country="NL" fo:font-weight="normal" officeooo:rsid="02c9ba46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fo:color="#000000" style:text-line-through-style="none" style:text-line-through-type="none" fo:font-size="12pt" fo:language="nl" fo:country="NL" fo:font-weight="normal" officeooo:rsid="02d2066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color="#000000" style:text-line-through-style="none" style:text-line-through-type="none" fo:font-size="12pt" fo:language="nl" fo:country="NL" fo:font-weight="normal" officeooo:rsid="0274b86e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5" style:family="text">
      <style:text-properties fo:color="#000000" style:text-line-through-style="none" style:text-line-through-type="none" fo:font-size="12pt" fo:language="nl" fo:country="NL" fo:font-weight="normal" officeooo:rsid="00bddfbe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6" style:family="text">
      <style:text-properties fo:color="#000000" style:text-line-through-style="none" style:text-line-through-type="none" fo:font-size="12pt" fo:language="nl" fo:country="NL" fo:font-weight="normal" fo:background-color="transparent" loext:char-shading-value="0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7" style:family="text">
      <style:text-properties fo:color="#000000" style:text-line-through-style="none" style:text-line-through-type="none" fo:font-size="12pt" fo:language="nl" fo:country="NL" fo:font-weight="normal" officeooo:rsid="00fd0bb2" fo:background-color="transparent" loext:char-shading-value="0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8" style:family="text">
      <style:text-properties fo:color="#000000" style:text-line-through-style="none" style:text-line-through-type="none" fo:font-size="12pt" fo:language="nl" fo:country="NL" style:text-underline-style="none" fo:font-weight="normal" officeooo:rsid="02c02e8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9" style:family="text">
      <style:text-properties fo:color="#000000" style:text-line-through-style="none" style:text-line-through-type="none" fo:font-size="12pt" fo:language="nl" fo:country="NL" style:text-underline-style="none" fo:font-weight="normal" officeooo:rsid="02c9ba4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0" style:family="text">
      <style:text-properties fo:color="#000000" style:text-line-through-style="none" style:text-line-through-type="none" fo:font-size="12pt" fo:language="nl" fo:country="NL" style:text-underline-style="none" fo:font-weight="normal" officeooo:rsid="02d2066d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font-name="Ubuntu3" fo:font-size="12pt" fo:language="nl" fo:country="NL" fo:font-weight="normal" officeooo:rsid="0286767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style:font-name="Ubuntu3" fo:font-size="12pt" fo:language="nl" fo:country="NL" fo:font-weight="normal" officeooo:rsid="0231141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style:font-name="Ubuntu3" fo:font-size="12pt" fo:language="nl" fo:country="NL" fo:font-weight="normal" officeooo:rsid="0231881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style:font-name="Ubuntu3" fo:font-size="12pt" fo:language="nl" fo:country="NL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style:font-name="Ubuntu3" fo:font-size="12pt" fo:language="nl" fo:country="NL" fo:font-weight="normal" officeooo:rsid="0240414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style:font-name="Ubuntu3" fo:font-size="12pt" fo:language="nl" fo:country="NL" fo:font-weight="normal" officeooo:rsid="004295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style:font-name="Ubuntu3" fo:font-size="12pt" fo:language="nl" fo:country="NL" fo:font-weight="normal" officeooo:rsid="0051ee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style:font-name="Ubuntu3" fo:font-size="12pt" fo:language="nl" fo:country="NL" fo:font-weight="normal" officeooo:rsid="016586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style:font-name="Ubuntu3" fo:font-size="12pt" fo:language="nl" fo:country="NL" fo:font-weight="normal" officeooo:rsid="016772d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style:font-name="Ubuntu3" fo:font-size="12pt" fo:language="nl" fo:country="NL" fo:font-weight="normal" officeooo:rsid="0169482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style:font-name="Ubuntu3" fo:font-size="12pt" fo:language="nl" fo:country="NL" fo:font-weight="normal" officeooo:rsid="011cdd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style:font-name="Ubuntu3" fo:font-size="12pt" fo:language="nl" fo:country="NL" fo:font-weight="normal" officeooo:rsid="0348e0f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style:font-name="Ubuntu3" fo:font-size="12pt" fo:language="nl" fo:country="NL" fo:font-weight="normal" officeooo:rsid="034d13e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style:font-name="Ubuntu3" fo:font-size="12pt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240" style:family="text">
      <style:text-properties fo:color="#000000" style:font-name="Ubuntu3" fo:font-size="12pt" fo:language="nl" fo:country="NL" fo:font-weight="normal" officeooo:rsid="027aa178" style:font-size-asian="12pt" style:language-asian="nl" style:country-asian="NL" style:font-weight-asian="normal" style:font-size-complex="12pt" style:font-weight-complex="normal"/>
    </style:style>
    <style:style style:name="T241" style:family="text">
      <style:text-properties fo:color="#000000" style:font-name="Ubuntu3" fo:font-size="12pt" fo:language="nl" fo:country="NL" fo:font-style="normal" fo:font-weight="normal" officeooo:rsid="0350a9a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style:font-name="Ubuntu3" fo:font-size="12pt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style:font-name="Ubuntu3" fo:font-size="12pt" fo:language="nl" fo:country="NL" fo:font-style="normal" style:text-underline-style="none" fo:font-weight="normal" officeooo:rsid="02a4108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style:font-name="Ubuntu3" fo:font-size="12pt" fo:language="nl" fo:country="NL" fo:font-style="normal" style:text-underline-style="none" fo:font-weight="normal" officeooo:rsid="0296600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style:font-name="Ubuntu3" fo:font-size="12pt" fo:language="nl" fo:country="NL" fo:font-style="normal" style:text-underline-style="none" fo:font-weight="normal" officeooo:rsid="00ebbf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style:font-name="Ubuntu3" fo:font-size="12pt" fo:language="nl" fo:country="NL" fo:font-style="normal" style:text-underline-style="none" fo:font-weight="normal" officeooo:rsid="02923c7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style:font-name="Ubuntu3" fo:font-size="12pt" fo:language="nl" fo:country="NL" fo:font-style="normal" style:text-underline-style="none" fo:font-weight="normal" officeooo:rsid="02f8ae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style:font-name="Ubuntu3" fo:font-size="12pt" fo:language="nl" fo:country="NL" fo:font-style="normal" style:text-underline-style="none" fo:font-weight="normal" officeooo:rsid="01328f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style:font-name="Ubuntu3" fo:font-size="12pt" fo:language="nl" fo:country="NL" fo:font-style="normal" style:text-underline-style="none" fo:font-weight="normal" officeooo:rsid="010892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style:font-name="Ubuntu3" fo:font-size="12pt" fo:language="nl" fo:country="NL" fo:font-style="normal" style:text-underline-style="none" fo:font-weight="normal" officeooo:rsid="028c86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style:font-name="Ubuntu3" fo:font-size="12pt" fo:language="nl" fo:country="NL" fo:font-style="normal" style:text-underline-style="none" fo:font-weight="normal" officeooo:rsid="0206ba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258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font-name="Ubuntu3" fo:font-size="12pt" fo:language="nl" fo:country="NL" fo:font-style="normal" style:text-underline-style="none" officeooo:rsid="02a5fdc8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font-name="Ubuntu3" fo:font-size="12pt" fo:language="nl" fo:country="NL" fo:font-style="normal" style:text-underline-style="none" officeooo:rsid="0296600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font-name="Ubuntu3" fo:font-size="12pt" fo:language="nl" fo:country="NL" fo:font-style="normal" style:text-underline-style="none" officeooo:rsid="02923c7d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font-name="Ubuntu3" fo:font-size="12pt" fo:language="nl" fo:country="NL" fo:font-style="normal" style:text-underline-style="none" officeooo:rsid="0108921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264" style:family="text">
      <style:text-properties fo:color="#000000" style:font-name="Ubuntu3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265" style:family="text">
      <style:text-properties fo:color="#000000" style:font-name="Ubuntu3" fo:font-size="12pt" fo:language="nl" fo:country="NL" officeooo:rsid="01658672" fo:background-color="transparent" loext:char-shading-value="0" style:font-size-asian="12pt" style:language-asian="nl" style:country-asian="NL" style:font-name-complex="Bitstream Vera Sans" style:font-size-complex="12pt"/>
    </style:style>
    <style:style style:name="T266" style:family="text">
      <style:text-properties fo:color="#000000" style:font-name="Ubuntu3" fo:font-size="12pt" fo:language="nl" fo:country="NL" officeooo:rsid="027aa178" fo:background-color="transparent" loext:char-shading-value="0" style:font-size-asian="12pt" style:language-asian="nl" style:country-asian="NL" style:font-name-complex="Bitstream Vera Sans" style:font-size-complex="12pt"/>
    </style:style>
    <style:style style:name="T267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68" style:family="text">
      <style:text-properties fo:color="#000000" style:font-name="Ubuntu3" fo:font-size="12pt" style:text-underline-style="none" fo:font-weight="normal" officeooo:rsid="01d4a528" style:font-size-asian="12pt" style:font-weight-asian="normal" style:font-size-complex="12pt" style:font-weight-complex="normal"/>
    </style:style>
    <style:style style:name="T269" style:family="text">
      <style:text-properties fo:color="#000000" style:font-name="Ubuntu3" fo:font-size="12pt" style:text-underline-style="none" fo:font-weight="normal" officeooo:rsid="030787cf" style:font-size-asian="12pt" style:font-weight-asian="normal" style:font-size-complex="12pt" style:font-weight-complex="normal"/>
    </style:style>
    <style:style style:name="T270" style:family="text">
      <style:text-properties fo:color="#000000" style:font-name="Ubuntu3" fo:font-size="12pt" style:text-underline-style="none" fo:font-weight="normal" officeooo:rsid="01d5ece3" style:font-size-asian="12pt" style:font-weight-asian="normal" style:font-size-complex="12pt" style:font-weight-complex="normal"/>
    </style:style>
    <style:style style:name="T271" style:family="text">
      <style:text-properties fo:color="#000000" style:font-name="Ubuntu3" fo:font-size="12pt" style:text-underline-style="none" fo:font-weight="normal" officeooo:rsid="01d5a759" style:font-size-asian="12pt" style:font-weight-asian="normal" style:font-size-complex="12pt" style:font-weight-complex="normal"/>
    </style:style>
    <style:style style:name="T272" style:family="text">
      <style:text-properties fo:color="#000000" style:font-name="Ubuntu3" fo:font-size="12pt" style:text-underline-style="none" fo:font-weight="normal" officeooo:rsid="0303dd0d" style:font-size-asian="12pt" style:font-weight-asian="normal" style:font-size-complex="12pt" style:font-weight-complex="normal"/>
    </style:style>
    <style:style style:name="T273" style:family="text">
      <style:text-properties fo:color="#000000" style:font-name="Ubuntu3" fo:font-size="12pt" style:text-underline-style="none" fo:font-weight="normal" officeooo:rsid="02b3e898" style:font-size-asian="12pt" style:font-weight-asian="normal" style:font-size-complex="12pt" style:font-weight-complex="normal"/>
    </style:style>
    <style:style style:name="T274" style:family="text">
      <style:text-properties fo:color="#000000" style:font-name="Ubuntu3" fo:font-size="12pt" style:text-underline-style="none" fo:font-weight="normal" officeooo:rsid="013c1ad4" style:font-size-asian="12pt" style:font-weight-asian="normal" style:font-size-complex="12pt" style:font-weight-complex="normal"/>
    </style:style>
    <style:style style:name="T275" style:family="text">
      <style:text-properties fo:color="#000000" style:font-name="Ubuntu3" fo:font-size="12pt" style:text-underline-style="none" fo:font-weight="normal" officeooo:rsid="0303d247" style:font-size-asian="12pt" style:font-weight-asian="normal" style:font-size-complex="12pt" style:font-weight-complex="normal"/>
    </style:style>
    <style:style style:name="T276" style:family="text">
      <style:text-properties fo:color="#000000" style:font-name="Ubuntu3" fo:font-size="12pt" style:text-underline-style="none" fo:font-weight="normal" officeooo:rsid="028ea23d" style:font-size-asian="12pt" style:font-weight-asian="normal" style:font-size-complex="12pt" style:font-weight-complex="normal"/>
    </style:style>
    <style:style style:name="T277" style:family="text">
      <style:text-properties fo:color="#000000" style:font-name="Ubuntu3" fo:font-size="12pt" style:text-underline-style="none" fo:font-weight="normal" officeooo:rsid="0297a240" style:font-size-asian="12pt" style:font-weight-asian="normal" style:font-size-complex="12pt" style:font-weight-complex="normal"/>
    </style:style>
    <style:style style:name="T278" style:family="text">
      <style:text-properties fo:color="#000000" style:font-name="Ubuntu3" fo:font-size="12pt" style:text-underline-style="none" fo:font-weight="normal" officeooo:rsid="030df543" style:font-size-asian="12pt" style:font-weight-asian="normal" style:font-size-complex="12pt" style:font-weight-complex="normal"/>
    </style:style>
    <style:style style:name="T279" style:family="text">
      <style:text-properties fo:color="#000000" style:font-name="Ubuntu3" fo:font-size="12pt" style:text-underline-style="none" fo:font-weight="normal" officeooo:rsid="02a4108a" style:font-size-asian="12pt" style:font-weight-asian="normal" style:font-size-complex="12pt" style:font-weight-complex="normal"/>
    </style:style>
    <style:style style:name="T280" style:family="text">
      <style:text-properties fo:color="#000000" style:font-name="Ubuntu3" fo:font-size="12pt" style:text-underline-style="none" fo:font-weight="normal" officeooo:rsid="030d6c22" style:font-size-asian="12pt" style:font-weight-asian="normal" style:font-size-complex="12pt" style:font-weight-complex="normal"/>
    </style:style>
    <style:style style:name="T281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282" style:family="text">
      <style:text-properties fo:color="#000000" style:font-name="Ubuntu3" fo:font-size="12pt" style:text-underline-style="none" style:font-size-asian="12pt" style:font-size-complex="12pt"/>
    </style:style>
    <style:style style:name="T283" style:family="text">
      <style:text-properties fo:color="#000000" style:font-name="Ubuntu3" fo:font-size="12pt" style:text-underline-style="none" officeooo:rsid="028ea23d" style:font-size-asian="12pt" style:font-size-complex="12pt"/>
    </style:style>
    <style:style style:name="T284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285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286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287" style:family="text">
      <style:text-properties fo:color="#000000" style:font-name="Ubuntu3" fo:font-size="12pt" style:text-underline-style="none" officeooo:rsid="034a4da9" style:font-size-asian="12pt" style:font-size-complex="12pt"/>
    </style:style>
    <style:style style:name="T288" style:family="text">
      <style:text-properties fo:color="#000000" style:font-name="Ubuntu3" fo:font-size="12pt" style:text-underline-style="none" officeooo:rsid="040e2b2e" style:font-size-asian="12pt" style:font-size-complex="12pt"/>
    </style:style>
    <style:style style:name="T289" style:family="text">
      <style:text-properties fo:color="#000000" style:font-name="Ubuntu3" fo:font-size="12pt" style:font-size-asian="12pt" style:font-size-complex="12pt"/>
    </style:style>
    <style:style style:name="T290" style:family="text">
      <style:text-properties fo:color="#000000" style:font-name="Ubuntu3" fo:font-size="12pt" officeooo:rsid="0303d247" style:font-size-asian="12pt" style:font-size-complex="12pt"/>
    </style:style>
    <style:style style:name="T291" style:family="text">
      <style:text-properties fo:color="#000000" style:font-name="Ubuntu3" fo:font-size="12pt" officeooo:rsid="004804ae" style:font-size-asian="12pt" style:font-size-complex="12pt"/>
    </style:style>
    <style:style style:name="T292" style:family="text">
      <style:text-properties fo:color="#000000" style:font-name="Ubuntu3" fo:font-size="12pt" officeooo:rsid="01657261" style:font-size-asian="12pt" style:font-size-complex="12pt"/>
    </style:style>
    <style:style style:name="T293" style:family="text">
      <style:text-properties fo:color="#000000" style:font-name="Ubuntu3" fo:font-size="12pt" officeooo:rsid="02c778e7" style:font-size-asian="12pt" style:font-size-complex="12pt"/>
    </style:style>
    <style:style style:name="T294" style:family="text">
      <style:text-properties fo:color="#000000" style:font-name="Ubuntu3" fo:font-style="normal" officeooo:rsid="040e2b2e" style:font-size-asian="12pt" style:font-style-asian="normal" style:font-size-complex="12pt" style:font-style-complex="normal"/>
    </style:style>
    <style:style style:name="T295" style:family="text">
      <style:text-properties fo:color="#000000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6" style:family="text">
      <style:text-properties fo:color="#000000" fo:font-size="12pt" fo:language="nl" fo:country="NL" style:text-underline-style="none" fo:font-weight="normal" officeooo:rsid="0213df7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fo:font-size="12pt" fo:language="nl" fo:country="NL" fo:font-weight="normal" officeooo:rsid="0213df7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size-asian="12pt" style:font-size-complex="12pt"/>
    </style:style>
    <style:style style:name="T299" style:family="text">
      <style:text-properties fo:color="#000000" officeooo:rsid="01f72f01" style:font-size-asian="12pt" style:font-size-complex="12pt"/>
    </style:style>
    <style:style style:name="T300" style:family="text">
      <style:text-properties fo:color="#000000" officeooo:rsid="01d4a528" style:font-size-asian="12pt" style:font-size-complex="12pt"/>
    </style:style>
    <style:style style:name="T301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Ubuntu3" fo:font-size="12pt" style:text-underline-style="none" fo:font-weight="normal" officeooo:rsid="0345c7ac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Ubuntu3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Ubuntu3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Ubuntu3" fo:font-size="12pt" style:text-underline-style="none" fo:font-weight="normal" style:font-name-asian="DejaVu Sans1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11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12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13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14" style:family="text">
      <style:text-properties style:text-line-through-style="none" style:text-line-through-type="none" style:font-name="Ubuntu3" fo:font-size="12pt" style:text-underline-style="none" officeooo:rsid="015874c7" style:font-size-asian="12pt" style:font-size-complex="12pt"/>
    </style:style>
    <style:style style:name="T315" style:family="text">
      <style:text-properties style:text-line-through-style="none" style:text-line-through-type="none" style:font-name="Ubuntu3" fo:font-size="12pt" style:text-underline-style="none" officeooo:rsid="040e2b2e" style:font-size-asian="12pt" style:font-size-complex="12pt" style:language-complex="nl" style:country-complex="NL"/>
    </style:style>
    <style:style style:name="T316" style:family="text">
      <style:text-properties style:text-line-through-style="none" style:text-line-through-type="none" style:font-name="Ubuntu3" fo:font-size="12pt" style:text-underline-style="none" officeooo:rsid="043856b7" style:font-size-asian="12pt" style:font-size-complex="12pt" style:language-complex="nl" style:country-complex="NL"/>
    </style:style>
    <style:style style:name="T317" style:family="text">
      <style:text-properties style:text-line-through-style="none" style:text-line-through-type="none" style:font-name="Ubuntu3" fo:font-size="12pt" style:text-underline-style="none" officeooo:rsid="04559647" style:font-size-asian="12pt" style:font-size-complex="12pt" style:language-complex="nl" style:country-complex="NL"/>
    </style:style>
    <style:style style:name="T318" style:family="text">
      <style:text-properties style:text-line-through-style="none" style:text-line-through-type="none" style:font-name="Ubuntu3" fo:font-size="12pt" style:text-underline-style="none" officeooo:rsid="0487529e" style:font-size-asian="12pt" style:font-size-complex="12pt" style:language-complex="nl" style:country-complex="NL"/>
    </style:style>
    <style:style style:name="T319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320" style:family="text">
      <style:text-properties style:text-line-through-style="none" style:text-line-through-type="none" style:font-name="Ubuntu3" fo:font-size="12pt" style:font-size-asian="12pt" style:font-size-complex="12pt"/>
    </style:style>
    <style:style style:name="T321" style:family="text">
      <style:text-properties style:text-line-through-style="none" style:text-line-through-type="none" style:font-name="Ubuntu3" fo:font-size="12pt" officeooo:rsid="029e02ad" style:font-size-asian="12pt" style:font-size-complex="12pt"/>
    </style:style>
    <style:style style:name="T322" style:family="text">
      <style:text-properties style:text-line-through-style="none" style:text-line-through-type="none" style:font-name="Ubuntu3" fo:font-size="12pt" officeooo:rsid="02b0b215" style:font-size-asian="12pt" style:font-size-complex="12pt"/>
    </style:style>
    <style:style style:name="T323" style:family="text">
      <style:text-properties style:text-line-through-style="none" style:text-line-through-type="none" style:font-name="Ubuntu3" fo:font-size="12pt" officeooo:rsid="00ed8888" style:font-size-asian="12pt" style:font-size-complex="12pt" style:language-complex="nl" style:country-complex="NL"/>
    </style:style>
    <style:style style:name="T324" style:family="text">
      <style:text-properties style:text-line-through-style="none" style:text-line-through-type="none" style:font-name="Ubuntu3" fo:font-size="12pt" fo:font-style="normal" style:text-underline-style="none" style:font-size-asian="12pt" style:font-style-asian="normal" style:font-size-complex="12pt" style:font-style-complex="normal"/>
    </style:style>
    <style:style style:name="T325" style:family="text">
      <style:text-properties style:text-line-through-style="none" style:text-line-through-type="none" style:font-name="Ubuntu3" fo:font-size="12pt" fo:font-style="normal" style:text-underline-style="none" officeooo:rsid="00bddfbe" fo:background-color="transparent" loext:char-shading-value="0" style:font-name-asian="DejaVu Sans1" style:font-size-asian="12pt" style:font-style-asian="normal" style:font-size-complex="12pt" style:font-style-complex="normal"/>
    </style:style>
    <style:style style:name="T326" style:family="text">
      <style:text-properties style:text-line-through-style="none" style:text-line-through-type="none" style:font-name="Ubuntu3" fo:font-size="12pt" fo:font-style="normal" style:text-underline-style="none" style:font-name-asian="DejaVu Sans1" style:font-size-asian="12pt" style:font-style-asian="normal" style:font-size-complex="12pt" style:font-style-complex="normal"/>
    </style:style>
    <style:style style:name="T327" style:family="text">
      <style:text-properties style:text-line-through-style="none" style:text-line-through-type="none" style:font-name="Ubuntu3" fo:font-size="12pt" fo:font-style="normal" style:text-underline-style="none" officeooo:rsid="00ed8888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text-line-through-style="none" style:text-line-through-type="none" style:font-name="Ubuntu3" fo:font-size="12pt" fo:font-style="normal" style:text-underline-style="none" officeooo:rsid="0305bcbd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29" style:family="text">
      <style:text-properties style:text-line-through-style="none" style:text-line-through-type="none" style:font-name="Ubuntu3" fo:font-size="12pt" fo:font-style="normal" style:font-name-asian="DejaVu Sans1" style:font-size-asian="12pt" style:font-style-asian="normal" style:font-size-complex="12pt" style:font-style-complex="normal"/>
    </style:style>
    <style:style style:name="T330" style:family="text">
      <style:text-properties style:text-line-through-style="none" style:text-line-through-type="none" style:font-name="Ubuntu3" fo:font-size="12pt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31" style:family="text">
      <style:text-properties style:text-line-through-style="none" style:text-line-through-type="none" style:font-name="Ubuntu3" fo:font-size="12pt" style:font-name-asian="DejaVu Sans1" style:font-size-asian="12pt" style:font-size-complex="12pt"/>
    </style:style>
    <style:style style:name="T332" style:family="text">
      <style:text-properties style:text-line-through-style="none" style:text-line-through-type="none" style:font-name="Ubuntu3" fo:font-size="12pt" officeooo:rsid="01bf4eea" style:font-name-asian="DejaVu Sans1" style:font-size-asian="12pt" style:font-size-complex="12pt"/>
    </style:style>
    <style:style style:name="T333" style:family="text">
      <style:text-properties style:text-line-through-style="none" style:text-line-through-type="none" style:font-name="Ubuntu3" fo:font-size="12pt" officeooo:rsid="01d9a48f" style:font-name-asian="DejaVu Sans1" style:font-size-asian="12pt" style:font-size-complex="12pt"/>
    </style:style>
    <style:style style:name="T334" style:family="text">
      <style:text-properties style:text-line-through-style="none" style:text-line-through-type="none" style:font-name="Ubuntu3" fo:font-size="12pt" officeooo:rsid="001696eb" style:font-name-asian="DejaVu Sans1" style:font-size-asian="12pt" style:font-size-complex="12pt"/>
    </style:style>
    <style:style style:name="T335" style:family="text">
      <style:text-properties style:text-line-through-style="none" style:text-line-through-type="none" style:font-name="Ubuntu3" fo:font-size="12pt" officeooo:rsid="0087ff3f" style:font-name-asian="DejaVu Sans1" style:font-size-asian="12pt" style:font-size-complex="12pt"/>
    </style:style>
    <style:style style:name="T336" style:family="text">
      <style:text-properties style:text-line-through-style="none" style:text-line-through-type="none" style:font-name="Ubuntu3" fo:font-size="12pt" officeooo:rsid="02999c21" style:font-name-asian="DejaVu Sans1" style:font-size-asian="12pt" style:font-size-complex="12pt"/>
    </style:style>
    <style:style style:name="T337" style:family="text">
      <style:text-properties style:text-line-through-style="none" style:text-line-through-type="none" style:font-name="Ubuntu3" fo:font-size="12pt" officeooo:rsid="00bddfbe" style:font-name-asian="DejaVu Sans1" style:font-size-asian="12pt" style:font-size-complex="12pt"/>
    </style:style>
    <style:style style:name="T338" style:family="text">
      <style:text-properties style:text-line-through-style="none" style:text-line-through-type="none" style:font-name="Ubuntu3" fo:font-size="12pt" officeooo:rsid="02923c7d" style:font-name-asian="DejaVu Sans1" style:font-size-asian="12pt" style:font-size-complex="12pt"/>
    </style:style>
    <style:style style:name="T339" style:family="text">
      <style:text-properties style:text-line-through-style="none" style:text-line-through-type="none" style:font-name="Ubuntu3" fo:font-size="12pt" officeooo:rsid="02aecdf9" style:font-name-asian="DejaVu Sans1" style:font-size-asian="12pt" style:font-size-complex="12pt"/>
    </style:style>
    <style:style style:name="T340" style:family="text">
      <style:text-properties style:text-line-through-style="none" style:text-line-through-type="none" style:font-name="Ubuntu3" fo:font-size="12pt" officeooo:rsid="029e02ad" style:font-name-asian="DejaVu Sans1" style:font-size-asian="12pt" style:font-size-complex="12pt"/>
    </style:style>
    <style:style style:name="T341" style:family="text">
      <style:text-properties style:text-line-through-style="none" style:text-line-through-type="none" style:font-name="Ubuntu3" fo:font-size="12pt" officeooo:rsid="02b0b215" style:font-name-asian="DejaVu Sans1" style:font-size-asian="12pt" style:font-size-complex="12pt"/>
    </style:style>
    <style:style style:name="T342" style:family="text">
      <style:text-properties style:text-line-through-style="none" style:text-line-through-type="none" style:font-name="Ubuntu3" fo:font-size="12pt" officeooo:rsid="02f5845e" style:font-name-asian="DejaVu Sans1" style:font-size-asian="12pt" style:font-size-complex="12pt"/>
    </style:style>
    <style:style style:name="T343" style:family="text">
      <style:text-properties style:text-line-through-style="none" style:text-line-through-type="none" style:font-name="Ubuntu3" fo:font-size="12pt" officeooo:rsid="02f6c0c3" style:font-name-asian="DejaVu Sans1" style:font-size-asian="12pt" style:font-size-complex="12pt"/>
    </style:style>
    <style:style style:name="T344" style:family="text">
      <style:text-properties style:text-line-through-style="none" style:text-line-through-type="none" style:font-name="Ubuntu3" fo:font-size="12pt" officeooo:rsid="02a7dbb6" style:font-name-asian="DejaVu Sans1" style:font-size-asian="12pt" style:font-size-complex="12pt" style:language-complex="nl" style:country-complex="NL"/>
    </style:style>
    <style:style style:name="T345" style:family="text">
      <style:text-properties style:text-line-through-style="none" style:text-line-through-type="none" style:font-name="Ubuntu3" fo:font-size="12pt" officeooo:rsid="009aa339" style:font-name-asian="DejaVu Sans1" style:font-size-asian="12pt" style:font-size-complex="12pt" style:language-complex="nl" style:country-complex="NL"/>
    </style:style>
    <style:style style:name="T346" style:family="text">
      <style:text-properties style:text-line-through-style="none" style:text-line-through-type="none" style:font-name="Ubuntu3" fo:font-size="12pt" fo:font-weight="normal" officeooo:rsid="001696eb" style:font-name-asian="DejaVu Sans1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3" fo:font-style="normal" officeooo:rsid="040e2b2e" style:font-size-asian="12pt" style:font-style-asian="normal" style:font-size-complex="12pt" style:language-complex="nl" style:country-complex="NL" style:font-style-complex="normal"/>
    </style:style>
    <style:style style:name="T348" style:family="text">
      <style:text-properties style:text-line-through-style="none" style:text-line-through-type="none" style:font-name="Ubuntu3" fo:font-style="normal" officeooo:rsid="04268a7d" style:font-size-asian="12pt" style:font-style-asian="normal" style:font-size-complex="12pt" style:language-complex="nl" style:country-complex="NL" style:font-style-complex="normal"/>
    </style:style>
    <style:style style:name="T349" style:family="text">
      <style:text-properties style:text-line-through-style="none" style:text-line-through-type="none" style:font-name="Ubuntu3" fo:font-style="normal" officeooo:rsid="0412ef21" style:font-size-asian="12pt" style:font-style-asian="normal" style:font-size-complex="12pt" style:language-complex="nl" style:country-complex="NL" style:font-style-complex="normal"/>
    </style:style>
    <style:style style:name="T350" style:family="text">
      <style:text-properties style:text-line-through-style="none" style:text-line-through-type="none" style:font-name="Ubuntu3" fo:font-style="normal" officeooo:rsid="04279afb" style:font-size-asian="12pt" style:font-style-asian="normal" style:font-size-complex="12pt" style:language-complex="nl" style:country-complex="NL" style:font-style-complex="normal"/>
    </style:style>
    <style:style style:name="T351" style:family="text">
      <style:text-properties style:text-line-through-style="none" style:text-line-through-type="none" style:font-name="Ubuntu3" fo:font-style="normal" officeooo:rsid="04814324" style:font-size-asian="12pt" style:font-style-asian="normal" style:font-size-complex="12pt" style:language-complex="nl" style:country-complex="NL" style:font-style-complex="normal"/>
    </style:style>
    <style:style style:name="T352" style:family="text">
      <style:text-properties style:text-line-through-style="none" style:text-line-through-type="none" style:font-name="Ubuntu3" fo:font-style="normal" officeooo:rsid="049b9edb" style:font-size-asian="12pt" style:font-style-asian="normal" style:font-size-complex="12pt" style:language-complex="nl" style:country-complex="NL" style:font-style-complex="normal"/>
    </style:style>
    <style:style style:name="T353" style:family="text">
      <style:text-properties style:text-line-through-style="none" style:text-line-through-type="none" fo:font-size="10pt" fo:language="nl" fo:country="NL" fo:font-style="normal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style:text-line-through-style="none" style:text-line-through-type="none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55" style:family="text">
      <style:text-properties style:text-line-through-style="none" style:text-line-through-type="none" fo:font-style="normal" officeooo:rsid="01f72f01" style:font-size-asian="12pt" style:font-style-asian="normal" style:font-size-complex="12pt" style:language-complex="nl" style:country-complex="NL" style:font-style-complex="normal"/>
    </style:style>
    <style:style style:name="T356" style:family="text">
      <style:text-properties style:text-line-through-style="none" style:text-line-through-type="none" fo:font-size="12pt" style:font-name-asian="DejaVu Sans1" style:font-size-asian="12pt" style:font-size-complex="12pt"/>
    </style:style>
    <style:style style:name="T357" style:family="text">
      <style:text-properties style:text-line-through-style="none" style:text-line-through-type="none" fo:font-size="12pt" officeooo:rsid="01dd9f0f" style:font-name-asian="DejaVu Sans1" style:font-size-asian="12pt" style:font-size-complex="12pt"/>
    </style:style>
    <style:style style:name="T358" style:family="text">
      <style:text-properties style:text-line-through-style="none" style:text-line-through-type="none" fo:font-size="12pt" officeooo:rsid="03103dbb" style:font-name-asian="DejaVu Sans1" style:font-size-asian="12pt" style:font-size-complex="12pt"/>
    </style:style>
    <style:style style:name="T359" style:family="text">
      <style:text-properties style:text-line-through-style="none" style:text-line-through-type="none" fo:font-size="12pt" officeooo:rsid="01d86680" style:font-name-asian="DejaVu Sans1" style:font-size-asian="12pt" style:font-size-complex="12pt"/>
    </style:style>
    <style:style style:name="T360" style:family="text">
      <style:text-properties style:text-line-through-style="none" style:text-line-through-type="none" fo:font-size="12pt" officeooo:rsid="03144680" style:font-name-asian="DejaVu Sans1" style:font-size-asian="12pt" style:font-size-complex="12pt"/>
    </style:style>
    <style:style style:name="T361" style:family="text">
      <style:text-properties style:text-line-through-style="none" style:text-line-through-type="none" fo:font-size="12pt" officeooo:rsid="00bddfbe" style:font-name-asian="DejaVu Sans1" style:font-size-asian="12pt" style:font-size-complex="12pt"/>
    </style:style>
    <style:style style:name="T362" style:family="text">
      <style:text-properties style:text-line-through-style="none" style:text-line-through-type="none" fo:font-size="12pt" officeooo:rsid="012b589c" style:font-name-asian="DejaVu Sans1" style:font-size-asian="12pt" style:font-size-complex="12pt"/>
    </style:style>
    <style:style style:name="T363" style:family="text">
      <style:text-properties style:text-line-through-style="none" style:text-line-through-type="none" fo:font-size="12pt" officeooo:rsid="00cc2b1b" style:font-name-asian="DejaVu Sans1" style:font-size-asian="12pt" style:font-size-complex="12pt"/>
    </style:style>
    <style:style style:name="T364" style:family="text">
      <style:text-properties style:text-line-through-style="none" style:text-line-through-type="none" fo:font-size="12pt" officeooo:rsid="00e5e7fd" style:font-name-asian="DejaVu Sans1" style:font-size-asian="12pt" style:font-size-complex="12pt"/>
    </style:style>
    <style:style style:name="T365" style:family="text">
      <style:text-properties style:text-line-through-style="none" style:text-line-through-type="none" fo:font-size="12pt" officeooo:rsid="010bc767" style:font-name-asian="DejaVu Sans1" style:font-size-asian="12pt" style:font-size-complex="12pt"/>
    </style:style>
    <style:style style:name="T366" style:family="text">
      <style:text-properties style:text-line-through-style="none" style:text-line-through-type="none" fo:font-size="12pt" officeooo:rsid="0109dc63" style:font-name-asian="DejaVu Sans1" style:font-size-asian="12pt" style:font-size-complex="12pt"/>
    </style:style>
    <style:style style:name="T367" style:family="text">
      <style:text-properties style:text-line-through-style="none" style:text-line-through-type="none" fo:font-size="12pt" officeooo:rsid="010c2cc9" style:font-name-asian="DejaVu Sans1" style:font-size-asian="12pt" style:font-size-complex="12pt"/>
    </style:style>
    <style:style style:name="T368" style:family="text">
      <style:text-properties style:text-line-through-style="none" style:text-line-through-type="none" fo:font-size="12pt" officeooo:rsid="01112d89" style:font-name-asian="DejaVu Sans1" style:font-size-asian="12pt" style:font-size-complex="12pt"/>
    </style:style>
    <style:style style:name="T369" style:family="text">
      <style:text-properties style:text-line-through-style="none" style:text-line-through-type="none" fo:font-size="12pt" officeooo:rsid="010e6b48" style:font-name-asian="DejaVu Sans1" style:font-size-asian="12pt" style:font-size-complex="12pt"/>
    </style:style>
    <style:style style:name="T370" style:family="text">
      <style:text-properties style:text-line-through-style="none" style:text-line-through-type="none" fo:font-size="12pt" officeooo:rsid="010f89e2" style:font-name-asian="DejaVu Sans1" style:font-size-asian="12pt" style:font-size-complex="12pt"/>
    </style:style>
    <style:style style:name="T371" style:family="text">
      <style:text-properties style:text-line-through-style="none" style:text-line-through-type="none" fo:font-size="12pt" officeooo:rsid="010e6f9f" style:font-name-asian="DejaVu Sans1" style:font-size-asian="12pt" style:font-size-complex="12pt"/>
    </style:style>
    <style:style style:name="T372" style:family="text">
      <style:text-properties style:text-line-through-style="none" style:text-line-through-type="none" fo:font-size="12pt" officeooo:rsid="02aecdf9" style:font-name-asian="DejaVu Sans1" style:font-size-asian="12pt" style:font-size-complex="12pt"/>
    </style:style>
    <style:style style:name="T373" style:family="text">
      <style:text-properties style:text-line-through-style="none" style:text-line-through-type="none" fo:font-size="12pt" officeooo:rsid="02a5fdc8" style:font-name-asian="DejaVu Sans1" style:font-size-asian="12pt" style:font-size-complex="12pt"/>
    </style:style>
    <style:style style:name="T374" style:family="text">
      <style:text-properties style:text-line-through-style="none" style:text-line-through-type="none" fo:font-size="12pt" officeooo:rsid="0296600f" style:font-name-asian="DejaVu Sans1" style:font-size-asian="12pt" style:font-size-complex="12pt"/>
    </style:style>
    <style:style style:name="T375" style:family="text">
      <style:text-properties style:text-line-through-style="none" style:text-line-through-type="none" fo:font-size="12pt" officeooo:rsid="02923c7d" style:font-name-asian="DejaVu Sans1" style:font-size-asian="12pt" style:font-size-complex="12pt"/>
    </style:style>
    <style:style style:name="T376" style:family="text">
      <style:text-properties style:text-line-through-style="none" style:text-line-through-type="none" fo:font-size="12pt" officeooo:rsid="02b0b215" style:font-name-asian="DejaVu Sans1" style:font-size-asian="12pt" style:font-size-complex="12pt"/>
    </style:style>
    <style:style style:name="T377" style:family="text">
      <style:text-properties style:text-line-through-style="none" style:text-line-through-type="none" fo:font-size="12pt" officeooo:rsid="0132673c" style:font-name-asian="DejaVu Sans1" style:font-size-asian="12pt" style:font-size-complex="12pt"/>
    </style:style>
    <style:style style:name="T378" style:family="text">
      <style:text-properties style:text-line-through-style="none" style:text-line-through-type="none" fo:font-size="12pt" officeooo:rsid="029e02ad" style:font-name-asian="DejaVu Sans1" style:font-size-asian="12pt" style:font-size-complex="12pt"/>
    </style:style>
    <style:style style:name="T379" style:family="text">
      <style:text-properties style:text-line-through-style="none" style:text-line-through-type="none" fo:font-size="12pt" officeooo:rsid="02f5845e" style:font-name-asian="DejaVu Sans1" style:font-size-asian="12pt" style:font-size-complex="12pt"/>
    </style:style>
    <style:style style:name="T380" style:family="text">
      <style:text-properties style:text-line-through-style="none" style:text-line-through-type="none" fo:font-size="12pt" officeooo:rsid="02f6c0c3" style:font-name-asian="DejaVu Sans1" style:font-size-asian="12pt" style:font-size-complex="12pt"/>
    </style:style>
    <style:style style:name="T381" style:family="text">
      <style:text-properties style:text-line-through-style="none" style:text-line-through-type="none" fo:font-size="12pt" officeooo:rsid="00b748f9" style:font-name-asian="DejaVu Sans1" style:font-size-asian="12pt" style:font-size-complex="12pt"/>
    </style:style>
    <style:style style:name="T382" style:family="text">
      <style:text-properties style:text-line-through-style="none" style:text-line-through-type="none" fo:font-size="12pt" officeooo:rsid="01234111" style:font-name-asian="DejaVu Sans1" style:font-size-asian="12pt" style:font-size-complex="12pt"/>
    </style:style>
    <style:style style:name="T383" style:family="text">
      <style:text-properties style:text-line-through-style="none" style:text-line-through-type="none" fo:font-size="12pt" officeooo:rsid="00bddfbe" style:font-name-asian="DejaVu Sans1" style:font-size-asian="12pt" style:font-size-complex="12pt" style:language-complex="nl" style:country-complex="NL"/>
    </style:style>
    <style:style style:name="T384" style:family="text">
      <style:text-properties style:text-line-through-style="none" style:text-line-through-type="none" fo:font-size="12pt" officeooo:rsid="0305bcbd" style:font-name-asian="DejaVu Sans1" style:font-size-asian="12pt" style:font-size-complex="12pt" style:language-complex="nl" style:country-complex="NL"/>
    </style:style>
    <style:style style:name="T385" style:family="text">
      <style:text-properties style:text-line-through-style="none" style:text-line-through-type="none" fo:font-size="12pt" officeooo:rsid="00ed8888" style:font-name-asian="DejaVu Sans1" style:font-size-asian="12pt" style:font-size-complex="12pt" style:language-complex="nl" style:country-complex="NL"/>
    </style:style>
    <style:style style:name="T386" style:family="text">
      <style:text-properties style:text-line-through-style="none" style:text-line-through-type="none" fo:font-size="12pt" officeooo:rsid="030657e5" style:font-name-asian="DejaVu Sans1" style:font-size-asian="12pt" style:font-size-complex="12pt" style:language-complex="nl" style:country-complex="NL"/>
    </style:style>
    <style:style style:name="T387" style:family="text">
      <style:text-properties style:text-line-through-style="none" style:text-line-through-type="none" fo:font-size="12pt" officeooo:rsid="00df737b" style:font-name-asian="DejaVu Sans1" style:font-size-asian="12pt" style:font-size-complex="12pt" style:language-complex="nl" style:country-complex="NL"/>
    </style:style>
    <style:style style:name="T388" style:family="text">
      <style:text-properties style:text-line-through-style="none" style:text-line-through-type="none" fo:font-size="12pt" officeooo:rsid="00321d4c" style:font-name-asian="DejaVu Sans1" style:font-size-asian="12pt" style:font-size-complex="12pt" style:language-complex="nl" style:country-complex="NL"/>
    </style:style>
    <style:style style:name="T389" style:family="text">
      <style:text-properties style:text-line-through-style="none" style:text-line-through-type="none" fo:font-size="12pt" officeooo:rsid="003afc1c" style:font-name-asian="DejaVu Sans1" style:font-size-asian="12pt" style:font-size-complex="12pt" style:language-complex="nl" style:country-complex="NL"/>
    </style:style>
    <style:style style:name="T390" style:family="text">
      <style:text-properties style:text-line-through-style="none" style:text-line-through-type="none" fo:font-size="12pt" officeooo:rsid="004c007f" style:font-name-asian="DejaVu Sans1" style:font-size-asian="12pt" style:font-size-complex="12pt" style:language-complex="nl" style:country-complex="NL"/>
    </style:style>
    <style:style style:name="T391" style:family="text">
      <style:text-properties style:text-line-through-style="none" style:text-line-through-type="none" fo:font-size="12pt" officeooo:rsid="00369e7c" style:font-name-asian="DejaVu Sans1" style:font-size-asian="12pt" style:font-size-complex="12pt" style:language-complex="nl" style:country-complex="NL"/>
    </style:style>
    <style:style style:name="T392" style:family="text">
      <style:text-properties style:text-line-through-style="none" style:text-line-through-type="none" fo:font-size="12pt" officeooo:rsid="00388549" style:font-name-asian="DejaVu Sans1" style:font-size-asian="12pt" style:font-size-complex="12pt" style:language-complex="nl" style:country-complex="NL"/>
    </style:style>
    <style:style style:name="T393" style:family="text">
      <style:text-properties style:text-line-through-style="none" style:text-line-through-type="none" fo:font-size="12pt" officeooo:rsid="0307d7e7" style:font-name-asian="DejaVu Sans1" style:font-size-asian="12pt" style:font-size-complex="12pt" style:language-complex="nl" style:country-complex="NL"/>
    </style:style>
    <style:style style:name="T394" style:family="text">
      <style:text-properties style:text-line-through-style="none" style:text-line-through-type="none" officeooo:rsid="00fb8ff6" style:font-size-asian="12pt" style:font-size-complex="12pt" style:language-complex="nl" style:country-complex="NL"/>
    </style:style>
    <style:style style:name="T395" style:family="text">
      <style:text-properties style:text-line-through-style="none" style:text-line-through-type="none" officeooo:rsid="00ed8888" style:font-size-asian="12pt" style:font-size-complex="12pt" style:language-complex="nl" style:country-complex="NL"/>
    </style:style>
    <style:style style:name="T396" style:family="text">
      <style:text-properties style:text-line-through-style="none" style:text-line-through-type="none" officeooo:rsid="00369e7c" style:font-size-asian="12pt" style:font-size-complex="12pt" style:language-complex="nl" style:country-complex="NL"/>
    </style:style>
    <style:style style:name="T397" style:family="text">
      <style:text-properties style:text-line-through-style="none" style:text-line-through-type="none" officeooo:rsid="0487529e" style:font-size-asian="12pt" style:font-size-complex="12pt" style:language-complex="nl" style:country-complex="NL"/>
    </style:style>
    <style:style style:name="T398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fo:font-size="10pt" officeooo:rsid="01aca6c8" style:font-size-asian="10pt" style:font-size-complex="10pt"/>
    </style:style>
    <style:style style:name="T400" style:family="text">
      <style:text-properties fo:font-size="10pt" fo:font-weight="normal" style:font-size-asian="10pt" style:font-weight-asian="normal" style:font-size-complex="10pt" style:font-weight-complex="normal"/>
    </style:style>
    <style:style style:name="T401" style:family="text">
      <style:text-properties officeooo:rsid="01aca6c8"/>
    </style:style>
    <style:style style:name="T402" style:family="text">
      <style:text-properties officeooo:rsid="016ea4c2"/>
    </style:style>
    <style:style style:name="T403" style:family="text">
      <style:text-properties officeooo:rsid="0232114b"/>
    </style:style>
    <style:style style:name="T404" style:family="text">
      <style:text-properties officeooo:rsid="010c3432"/>
    </style:style>
    <style:style style:name="T405" style:family="text">
      <style:text-properties officeooo:rsid="010fa357"/>
    </style:style>
    <style:style style:name="T406" style:family="text">
      <style:text-properties fo:font-size="12pt" style:font-size-asian="12pt" style:font-size-complex="12pt"/>
    </style:style>
    <style:style style:name="T407" style:family="text">
      <style:text-properties fo:font-size="12pt" officeooo:rsid="0154e886" style:font-size-asian="12pt" style:font-size-complex="12pt"/>
    </style:style>
    <style:style style:name="T408" style:family="text">
      <style:text-properties fo:font-size="12pt" officeooo:rsid="0336504a" style:font-size-asian="12pt" style:font-size-complex="12pt"/>
    </style:style>
    <style:style style:name="T409" style:family="text">
      <style:text-properties officeooo:rsid="043d32d0"/>
    </style:style>
    <style:style style:name="T410" style:family="text">
      <style:text-properties officeooo:rsid="046ed8ac"/>
    </style:style>
    <style:style style:name="T411" style:family="text">
      <style:text-properties officeooo:rsid="049b9edb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space-before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886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384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35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81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4.445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5.08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71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6.3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98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35" form:id="control35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37" form:id="control37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Keuzevak 1" form:control-implementation="ooo:com.sun.star.form.component.CheckBox" xml:id="control43" form:id="control43" form:label="Keuzevak" form:tab-index="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45" form:id="control45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46" form:id="control46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47" form:id="control47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Strong_20_Emphasis"><text:span text:style-name="T238">C</text:span></text:span><text:span text:style-name="Strong_20_Emphasis"><text:span text:style-name="T221">hecklist voor </text:span></text:span><text:span text:style-name="Strong_20_Emphasis"><text:span text:style-name="T222">het</text:span></text:span><text:span text:style-name="Strong_20_Emphasis"><text:span text:style-name="T221"> install</text:span></text:span><text:span text:style-name="Strong_20_Emphasis"><text:span text:style-name="T222">eren</text:span></text:span><text:span text:style-name="Strong_20_Emphasis"><text:span text:style-name="T221"> van </text:span></text:span><text:reference-mark-start text:name="Versie"/><text:span text:style-name="Strong_20_Emphasis"><text:span text:style-name="T223">Lu</text:span></text:span><text:span text:style-name="Strong_20_Emphasis"><text:span text:style-name="T224">buntu 1</text:span></text:span><text:span text:style-name="Strong_20_Emphasis"><text:span text:style-name="T225">4</text:span></text:span><text:span text:style-name="Strong_20_Emphasis"><text:span text:style-name="T224">.0</text:span></text:span><text:span text:style-name="Strong_20_Emphasis"><text:span text:style-name="T225">4 </text:span></text:span><text:span text:style-name="Strong_20_Emphasis"><text:span text:style-name="T226">LTS</text:span></text:span><text:reference-mark-end text:name="Versie"/><text:span text:style-name="Strong_20_Emphasis"><text:span text:style-name="T224"><text:note text:id="ftn1" text:note-class="footnote"><text:note-citation>1</text:note-citation><text:note-body><text:p text:style-name="P26"><text:span text:style-name="T402">Codenaam: </text:span>Trusty Tahr<text:line-break/><text:span text:style-name="T403">LTS = Long-Term Support; langetermijnondersteuning, wordt vanaf uitgave drie jaar ondersteund.</text:span></text:p></text:note-body></text:note></text:span></text:span><text:span text:style-name="Strong_20_Emphasis"><text:span text:style-name="T224"> </text:span></text:span><text:reference-mark-start text:name="Editie"/><text:span text:style-name="Strong_20_Emphasis"><text:span text:style-name="T227">desktop</text:span></text:span><text:reference-mark-end text:name="Editie"/><text:span text:style-name="Strong_20_Emphasis"><text:span text:style-name="T221"> </text:span></text:span><text:reference-mark-start text:name="Bitbreedtes"/><text:span text:style-name="Strong_20_Emphasis"><text:span text:style-name="T228">64-bit of 32-bit</text:span></text:span><text:reference-mark-end text:name="Bitbreedtes"/><text:span text:style-name="Strong_20_Emphasis"><text:span text:style-name="T229"> </text:span></text:span><text:span text:style-name="Strong_20_Emphasis"><text:span text:style-name="T238">algemeen.</text:span></text:span></text:p>
      <text:p text:style-name="P9"/>
      <text:p text:style-name="P9"><text:span text:style-name="T221">Gebruik </text:span><text:span text:style-name="T241">ook </text:span><text:span text:style-name="T230">C</text:span><text:span text:style-name="T221">hecklist </text:span><text:span text:style-name="T231">i</text:span><text:span text:style-name="T221">nstall</text:span><text:span text:style-name="T227">atie</text:span><text:span text:style-name="T221"> </text:span><text:span text:style-name="T221"><text:reference-ref text:reference-format="text" text:ref-name="Versie">Lubuntu 14.04 LTS</text:reference-ref></text:span><text:span text:style-name="T221"> </text:span><text:span text:style-name="T221"><text:reference-ref text:reference-format="text" text:ref-name="Editie">desktop</text:reference-ref></text:span><text:span text:style-name="T227"> </text:span><text:span text:style-name="Definition"><text:span text:style-name="T20">&lt;</text:span></text:span><text:span text:style-name="Definition"><text:span text:style-name="T21">c</text:span></text:span><text:span text:style-name="Definition"><text:span text:style-name="T20">omputernaam&gt;</text:span></text:span><text:span text:style-name="T221">.</text:span></text:p>
      <text:p text:style-name="P8"><text:span text:style-name="Strong_20_Emphasis"><text:span text:style-name="T48"/></text:span></text:p>
      <text:p text:style-name="P19"><text:span text:style-name="T48">Kijk op</text:span><text:span text:style-name="T221"> </text:span><text:a xlink:type="simple" xlink:href="http://karelzimmer.nl/" text:style-name="Internet_20_link" text:visited-style-name="Visited_20_Internet_20_Link"><text:span text:style-name="Internet_20_link"><text:span text:style-name="T23">karelzimmer.nl</text:span></text:span></text:a><text:span text:style-name="T221"> voor </text:span><text:span text:style-name="T49">downloads </text:span><text:span text:style-name="T50">en </text:span><text:span text:style-name="T51">onder</text:span><text:span text:style-name="T50"> </text:span><text:a xlink:type="simple" xlink:href="http://karelzimmer.nl/site/html/linux.html" text:style-name="Internet_20_link" text:visited-style-name="Visited_20_Internet_20_Link"><text:span text:style-name="Internet_20_link"><text:span text:style-name="T301">Linux</text:span></text:span></text:a><text:span text:style-name="T50"> voor</text:span><text:span text:style-name="T49"> </text:span><text:span text:style-name="T48">checklists </text:span><text:span text:style-name="T52">en</text:span><text:span text:style-name="T48"> scripts.</text:span></text:p>
      <text:p text:style-name="P15"/>
      <text:p text:style-name="P15"/>
      <text:p text:style-name="P15"/>
      <text:p text:style-name="P10"><text:span text:style-name="Definition"><text:span text:style-name="T25">&lt;opstartmenu&gt;</text:span></text:span><text:span text:style-name="Definition"><text:span text:style-name="T221"><text:tab/><text:tab/><text:tab/></text:span></text:span><text:span text:style-name="Definition"><text:span text:style-name="T221"><draw:control text:anchor-type="as-char" svg:y="-0.429cm" draw:z-index="37" draw:style-name="gr2" draw:text-style-name="P99" svg:width="4.901cm" svg:height="0.6cm" draw:control="control38"/></text:span></text:span><text:span text:style-name="Definition"><text:span text:style-name="T221"><text:tab/></text:span></text:span><text:span text:style-name="Definition"><text:span text:style-name="T232">(</text:span></text:span><text:span text:style-name="T221">toets </text:span><text:span text:style-name="T237">voor </text:span><text:span text:style-name="T221">opstartmedium, bijv. </text:span><text:span text:style-name="T233">F</text:span><text:span text:style-name="T234">1</text:span><text:span text:style-name="T233">2</text:span><text:span text:style-name="T232">)</text:span></text:p>
      <text:p text:style-name="P11"><text:span text:style-name="Definition"><text:span text:style-name="T25">&lt;instellingen&gt;</text:span></text:span><text:span text:style-name="T221"><text:tab/></text:span><text:span text:style-name="T398"> <text:tab/><text:tab/></text:span><text:span text:style-name="T398"><draw:control text:anchor-type="as-char" svg:y="-0.429cm" draw:z-index="38" draw:style-name="gr2" draw:text-style-name="P99" svg:width="4.901cm" svg:height="0.6cm" draw:control="control39"/></text:span><text:span text:style-name="Definition"><text:span text:style-name="T221"><text:tab/></text:span></text:span><text:span text:style-name="Definition"><text:span text:style-name="T232">(</text:span></text:span><text:span text:style-name="T221">toets </text:span><text:span text:style-name="T237">voor</text:span><text:span text:style-name="T221"> BIOS</text:span><text:span text:style-name="T221"><text:note text:id="ftn2" text:note-class="footnote"><text:note-citation>2</text:note-citation><text:note-body><text:p text:style-name="P24">Basic Input Output System <text:line-break/>(set basisinstructies voor de communicatie tussen het besturingssysteem en de hardware)</text:p></text:note-body></text:note></text:span><text:span text:style-name="T221">/</text:span><text:span text:style-name="T235">UEFI</text:span><text:span text:style-name="T235"><text:note text:id="ftn3" text:note-class="footnote"><text:note-citation>3</text:note-citation><text:note-body><text:p text:style-name="P25">Unified Extensible Firmware Interface<text:line-break/>(software-interface tussen het besturingssysteem en de firmware <text:s/>van het platform)</text:p></text:note-body></text:note></text:span><text:span text:style-name="T221">, bijv. </text:span><text:span text:style-name="T264">F</text:span><text:span text:style-name="T265">2</text:span><text:span text:style-name="T266">)</text:span></text:p>
      <text:p text:style-name="P11"><text:span text:style-name="Definition"><text:span text:style-name="T25">&lt;gebruiker&gt;</text:span></text:span><text:span text:style-name="Definition"><text:span text:style-name="T24"><text:tab/><text:tab/><text:tab/></text:span></text:span><text:span text:style-name="Definition"><text:span text:style-name="T398"> <text:tab/></text:span></text:span><text:span text:style-name="Definition"><text:span text:style-name="T398"><draw:control text:anchor-type="as-char" svg:y="-0.429cm" draw:z-index="39" draw:style-name="gr2" draw:text-style-name="P99" svg:width="4.901cm" svg:height="0.6cm" draw:control="control40"/></text:span></text:span><text:span text:style-name="Definition"><text:span text:style-name="T221"><text:tab/></text:span></text:span><text:span text:style-name="Definition"><text:span text:style-name="T232">(</text:span></text:span><text:span text:style-name="T221">volledige naam gebruiker, b</text:span><text:span text:style-name="T236">ij</text:span><text:span text:style-name="T221">v. </text:span><text:span text:style-name="User_20_Entry"><text:span text:style-name="T239">Jan Hek</text:span></text:span><text:span text:style-name="User_20_Entry"><text:span text:style-name="T240">)</text:span></text:span></text:p>
      <text:p text:style-name="P11"><text:span text:style-name="Definition"><text:span text:style-name="T25">&lt;gebruikersnaam&gt;<text:tab/></text:span></text:span><text:span text:style-name="Definition"><text:span text:style-name="T25"><draw:control text:anchor-type="as-char" svg:y="-0.429cm" draw:z-index="40" draw:style-name="gr2" draw:text-style-name="P99" svg:width="4.901cm" svg:height="0.6cm" draw:control="control41"/></text:span></text:span><text:span text:style-name="Definition"><text:span text:style-name="T221"><text:tab/></text:span></text:span><text:span text:style-name="Definition"><text:span text:style-name="T232">(</text:span></text:span><text:span text:style-name="T221">korte naam van de gebruiker, bijv. </text:span><text:span text:style-name="User_20_Entry"><text:span text:style-name="T239">jan</text:span></text:span><text:span text:style-name="User_20_Entry"><text:span text:style-name="T240">)</text:span></text:span></text:p>
      <text:p text:style-name="P11"><text:span text:style-name="Definition"><text:span text:style-name="T19">&lt;computernaam&gt;<text:tab/></text:span></text:span><text:span text:style-name="T221"><text:tab/></text:span><text:span text:style-name="T221"><draw:control text:anchor-type="as-char" svg:y="-0.429cm" draw:z-index="41" draw:style-name="gr2" draw:text-style-name="P99" svg:width="4.901cm" svg:height="0.6cm" draw:control="control42"/></text:span><text:span text:style-name="Definition"><text:span text:style-name="T221"><text:tab/></text:span></text:span><text:span text:style-name="Definition"><text:span text:style-name="T232">(</text:span></text:span><text:span text:style-name="T221">naam van de computer, moet uniek zijn</text:span><text:span text:style-name="T232">)</text:span></text:p>
      <text:p text:style-name="P4"/>
      <text:p text:style-name="P5"/>
      <text:p text:style-name="P6"/>
      <text:list xml:id="list3988196872858865342" text:style-name="L1">
        <text:list-item>
          <text:p text:style-name="P62"><text:span text:style-name="T406">Installatie voorbereiden </text:span><text:span text:style-name="Emphasis"><text:span text:style-name="T3">als op (</text:span></text:span><text:span text:style-name="Emphasis"><text:span text:style-name="T4">Lu</text:span></text:span><text:span text:style-name="Emphasis"><text:span text:style-name="T3">buntu) Linux anders zie Checklist migratie</text:span></text:span></text:p>
        </text:list-item>
      </text:list>
      <text:list xml:id="list4736704489994370573" text:style-name="L2">
        <text:list-item>
          <text:list>
            <text:list-header>
              <text:p text:style-name="P55"/>
            </text:list-header>
            <text:list-item>
              <text:p text:style-name="P32"><text:span text:style-name="T53"><draw:control text:anchor-type="as-char" draw:z-index="0" draw:style-name="gr1" draw:text-style-name="P98" svg:width="0.35cm" svg:height="0.35cm" draw:control="control1"/></text:span><text:span text:style-name="T53"><text:tab/></text:span><text:span text:style-name="T2">Aanmelden als </text:span><text:span text:style-name="Definition"><text:span text:style-name="T2">&lt;geb</text:span></text:span><text:span text:style-name="Definition"><text:span text:style-name="T406">ru</text:span></text:span><text:span text:style-name="Definition"><text:span text:style-name="T2">iker&gt;</text:span></text:span><text:span text:style-name="T2"> </text:span><text:span text:style-name="T5">of Beheerder (beheerdersrechten nodig).</text:span></text:p>
              <text:p text:style-name="P57"/>
            </text:list-item>
            <text:list-item>
              <text:p text:style-name="P33"><text:span text:style-name="Strong_20_Emphasis"><text:span text:style-name="T53"><draw:control text:anchor-type="as-char" draw:z-index="1" draw:style-name="gr1" draw:text-style-name="P98" svg:width="0.35cm" svg:height="0.35cm" draw:control="control2"/></text:span></text:span><text:span text:style-name="Strong_20_Emphasis"><text:span text:style-name="T53"><text:tab/></text:span></text:span><text:span text:style-name="Strong_20_Emphasis"><text:span text:style-name="T267">V</text:span></text:span><text:span text:style-name="Strong_20_Emphasis"><text:span text:style-name="T268">erzamel </text:span></text:span><text:span text:style-name="Strong_20_Emphasis"><text:span text:style-name="T269">de </text:span></text:span><text:span text:style-name="Strong_20_Emphasis"><text:span text:style-name="T270">toegevoegde pakketbronnen en </text:span></text:span><text:span text:style-name="Strong_20_Emphasis"><text:span text:style-name="T271">geïnstalleerde </text:span></text:span><text:span text:style-name="Strong_20_Emphasis"><text:span text:style-name="T272">software</text:span></text:span><text:span text:style-name="Strong_20_Emphasis"><text:span text:style-name="T268">,<text:line-break/><text:tab/><text:tab/></text:span></text:span><text:span text:style-name="Strong_20_Emphasis"><text:span text:style-name="T273">en maak een </text:span></text:span><text:span text:style-name="Strong_20_Emphasis"><text:span text:style-name="T274">back-up</text:span></text:span><text:span text:style-name="Strong_20_Emphasis"><text:span text:style-name="T273">.<text:line-break/><text:tab/><text:tab/></text:span></text:span><text:span text:style-name="Strong_20_Emphasis"><text:span text:style-name="T275">Ga naar</text:span></text:span><text:span text:style-name="Strong_20_Emphasis"><text:span text:style-name="T268"> </text:span></text:span><text:span text:style-name="Strong_20_Emphasis"><text:span text:style-name="T244">me</text:span></text:span><text:span text:style-name="Strong_20_Emphasis"><text:span text:style-name="T245">nu</text:span></text:span><text:span text:style-name="Strong_20_Emphasis"><text:span text:style-name="T276"><text:tab/></text:span></text:span><text:span text:style-name="Strong_20_Emphasis"><text:span text:style-name="T277">(</text:span></text:span><text:span text:style-name="Strong_20_Emphasis"><text:span text:style-name="T278">klik op </text:span></text:span><text:span text:style-name="Strong_20_Emphasis"><text:span text:style-name="T279">knop </text:span></text:span><text:span text:style-name="Strong_20_Emphasis"><text:span text:style-name="T277">linksonder </text:span></text:span><text:span text:style-name="Strong_20_Emphasis"><text:span text:style-name="T280">op</text:span></text:span><text:span text:style-name="Strong_20_Emphasis"><text:span text:style-name="T277"> het scherm) </text:span></text:span><text:span text:style-name="Strong_20_Emphasis"><text:span text:style-name="T276">&gt; </text:span></text:span><text:span text:style-name="Strong_20_Emphasis"><text:span text:style-name="T283">Hulpmiddelen</text:span></text:span><text:span text:style-name="Strong_20_Emphasis"><text:span text:style-name="T276"> &gt;<text:line-break/> <text:tab/><text:tab/></text:span></text:span><text:span text:style-name="Strong_20_Emphasis"><text:span text:style-name="T283">LXT</text:span></text:span><text:span text:style-name="Strong_20_Emphasis"><text:span text:style-name="T282">erminal</text:span></text:span><text:span text:style-name="T282">.</text:span><text:span text:style-name="T284"><text:line-break/><text:tab/><text:tab/></text:span><text:span text:style-name="Strong_20_Emphasis"><text:span text:style-name="T281">T</text:span></text:span><text:span text:style-name="T284">yp over, of kopieer en plak, gevolgd door [Enter] </text:span><text:span text:style-name="T285">de volgende </text:span><text:span text:style-name="T287">opdrachten</text:span><text:span text:style-name="T286">:<text:line-break/></text:span><text:span text:style-name="T282"><text:line-break/><text:tab/><text:tab/></text:span><text:span text:style-name="User_20_Entry"><text:span text:style-name="T298">wget karelzimmer.nl/s;. s<text:tab/><text:tab/><text:tab/></text:span></text:span><text:span text:style-name="T282"><text:tab/><text:tab/></text:span><text:span text:style-name="T288">(</text:span><text:span text:style-name="T119">scripts </text:span><text:span text:style-name="T120">downloaden </text:span><text:span text:style-name="T121">en starter plaatsen</text:span><text:span text:style-name="T288">)</text:span><text:span text:style-name="User_20_Entry"><text:span text:style-name="T298"><text:line-break/><text:line-break/><text:tab/><text:tab/></text:span></text:span><text:span text:style-name="User_20_Entry"><text:span text:style-name="T300">lsinstall<text:tab/></text:span></text:span><text:span text:style-name="User_20_Entry"><text:span text:style-name="T298"><text:tab/><text:tab/><text:tab/><text:tab/><text:tab/><text:tab/><text:tab/><text:tab/><text:tab/><text:tab/></text:span></text:span><text:span text:style-name="T288">(</text:span><text:span text:style-name="T121">of starter </text:span><text:span text:style-name="Strong_20_Emphasis"><text:span text:style-name="T196">Start installatie</text:span></text:span><text:span text:style-name="T121"><text:note text:id="ftn4" text:note-class="footnote"><text:note-citation>4</text:note-citation><text:note-body><text:p text:style-name="P30">deze starter staat op het Bureaublad en in de Persoonlijke map (gekopieerd vanuit map bin), <text:span text:style-name="T411">of gebruik script start-installatie</text:span>.</text:p></text:note-body></text:note></text:span><text:span text:style-name="T288">)</text:span></text:p>
              <text:p text:style-name="P34"><text:span text:style-name="User_20_Entry"><text:span text:style-name="T289"/></text:span></text:p>
              <text:p text:style-name="P33"><text:span text:style-name="User_20_Entry"><text:span text:style-name="T299"><text:tab/><text:tab/>backup<text:tab/><text:tab/><text:tab/><text:tab/><text:tab/><text:tab/><text:tab/><text:tab/><text:tab/><text:tab/><text:tab/><text:tab/></text:span></text:span><text:span text:style-name="T294">(</text:span><text:span text:style-name="T182">ov</text:span><text:span text:style-name="T183">erslaan als </text:span><text:span text:style-name="T184">uitgevoerd met </text:span><text:span text:style-name="T185">de </text:span><text:span text:style-name="T186">starter</text:span><text:span text:style-name="T294">)</text:span></text:p>
              <text:p text:style-name="P34"><text:span text:style-name="User_20_Entry"><text:span text:style-name="T298"/></text:span></text:p>
              <text:p text:style-name="P35"><text:span text:style-name="User_20_Entry"><text:span text:style-name="T289"><text:line-break/><text:tab/><text:tab/>Volg de aanwijzingen van </text:span></text:span><text:span text:style-name="User_20_Entry"><text:span text:style-name="T290">d</text:span></text:span><text:span text:style-name="User_20_Entry"><text:span text:style-name="T289">e script</text:span></text:span><text:span text:style-name="User_20_Entry"><text:span text:style-name="T290">s</text:span></text:span><text:span text:style-name="User_20_Entry"><text:span text:style-name="T289">.</text:span></text:span></text:p>
            </text:list-item>
          </text:list>
        </text:list-item>
        <text:list-item>
          <text:p text:style-name="P93">Besturingssysteem installeren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3"/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9"><text:span text:style-name="T53"><draw:control text:anchor-type="as-char" draw:z-index="2" draw:style-name="gr1" draw:text-style-name="P98" svg:width="0.35cm" svg:height="0.35cm" draw:control="control3"/></text:span><text:span text:style-name="T53"><text:tab/></text:span><text:span text:style-name="T289">Start de computer op vanaf </text:span><text:span text:style-name="T291">een</text:span><text:span text:style-name="T289"> </text:span><text:span text:style-name="T289"><text:reference-ref text:reference-format="text" text:ref-name="Versie">Lubuntu 14.04 LTS</text:reference-ref></text:span><text:span text:style-name="T178"> </text:span><text:span text:style-name="T178"><text:reference-ref text:reference-format="text" text:ref-name="Editie">desktop</text:reference-ref></text:span><text:span text:style-name="T178"><text:note text:id="ftn5" text:note-class="footnote"><text:note-citation>1</text:note-citation><text:note-body><text:p text:style-name="P28"><text:span text:style-name="T401">Downloaden vanaf </text:span><text:a xlink:type="simple" xlink:href="https://help.ubuntu.com/community/Lubuntu/GetLubuntu" text:style-name="Internet_20_link" text:visited-style-name="Visited_20_Internet_20_Link"><text:span text:style-name="T399">https://help.ubuntu.com/community/Lubuntu/GetLubuntu</text:span></text:a><text:span text:style-name="T401">.</text:span></text:p></text:note-body></text:note></text:span><text:span text:style-name="T178"> </text:span><text:span text:style-name="T178"><text:reference-ref text:reference-format="text" text:ref-name="Bitbreedtes">64-bit of 32-bit</text:reference-ref></text:span><text:span text:style-name="Strong_20_Emphasis"><text:span text:style-name="T26"><text:note text:id="ftn6" text:note-class="footnote"><text:note-citation>2</text:note-citation><text:note-body><text:p text:style-name="P21"><text:span text:style-name="Strong_20_Emphasis"><text:span text:style-name="T32">Controleer </text:span></text:span><text:span text:style-name="Strong_20_Emphasis"><text:span text:style-name="T32"><text:reference-ref text:reference-format="text" text:ref-name="Bitbreedtes">64-bit of 32-bit</text:reference-ref></text:span></text:span><text:span text:style-name="Strong_20_Emphasis"><text:span text:style-name="T32"> hardware via:<text:line-break/>– </text:span></text:span><text:span text:style-name="Strong_20_Emphasis"><text:span text:style-name="T39">Linux:<text:tab/><text:tab/></text:span></text:span><text:span text:style-name="Strong_20_Emphasis"><text:span text:style-name="T38">Terminalvenster: </text:span></text:span><text:span text:style-name="User_20_Entry"><text:span text:style-name="T199">grep -wc lm /proc/cpuinfo</text:span></text:span><text:span text:style-name="User_20_Entry"><text:span text:style-name="T47"><text:line-break/><text:tab/><text:tab/><text:tab/><text:tab/></text:span></text:span><text:span text:style-name="Strong_20_Emphasis"><text:span text:style-name="T32">Uitkomst: </text:span></text:span><text:span text:style-name="User_20_Entry"><text:span text:style-name="T46">0</text:span></text:span><text:span text:style-name="Strong_20_Emphasis"><text:span text:style-name="T32"> = 32-bit, </text:span></text:span><text:span text:style-name="User_20_Entry"><text:span text:style-name="T46">1</text:span></text:span><text:span text:style-name="Strong_20_Emphasis"><text:span text:style-name="T32"> = 64-bit single-core, </text:span></text:span><text:span text:style-name="User_20_Entry"><text:span text:style-name="T46">2</text:span></text:span><text:span text:style-name="Strong_20_Emphasis"><text:span text:style-name="T32"> = 64-bit dual-core, etc.<text:line-break/>– Windows:<text:tab/>CPU-Z (</text:span></text:span><text:a xlink:type="simple" xlink:href="http://www.cpuid.com/" text:style-name="Internet_20_link" text:visited-style-name="Visited_20_Internet_20_Link"><text:span text:style-name="Internet_20_link"><text:span text:style-name="T353">http://www.cpuid.com/</text:span></text:span></text:a><text:span text:style-name="Strong_20_Emphasis"><text:span text:style-name="T32">)<text:line-break/>Of probeer eerst een 64-bit USB-stick </text:span></text:span><text:span text:style-name="Strong_20_Emphasis"><text:span text:style-name="T33">of </text:span></text:span><text:span text:style-name="Strong_20_Emphasis"><text:span text:style-name="T33"><text:reference-ref text:reference-format="text" text:ref-name="CDVD">DVD</text:reference-ref></text:span></text:span><text:span text:style-name="Strong_20_Emphasis"><text:span text:style-name="T32">, als geen 64-bit hardware dan mislukt het opstarten.</text:span></text:span></text:p></text:note-body></text:note></text:span></text:span><text:span text:style-name="T178"> <text:line-break/><text:tab/><text:tab/>Live</text:span><text:span text:style-name="T178"><text:note text:id="ftn7" text:note-class="footnote"><text:note-citation>3</text:note-citation><text:note-body><text:p text:style-name="P22">Een Live <text:span text:style-name="Strong_20_Emphasis"><text:span text:style-name="T32">USB-stick </text:span></text:span><text:span text:style-name="Strong_20_Emphasis"><text:span text:style-name="T33">of </text:span></text:span><text:span text:style-name="Strong_20_Emphasis"><text:span text:style-name="T33"><text:reference-ref text:reference-format="text" text:ref-name="CDVD">DVD</text:reference-ref></text:span></text:span><text:span text:style-name="T29"> bet</text:span>ekent dat u kunt opstarten vanaf de <text:span text:style-name="Strong_20_Emphasis"><text:span text:style-name="T32">USB-stick </text:span></text:span><text:span text:style-name="Strong_20_Emphasis"><text:span text:style-name="T33">of </text:span></text:span><text:span text:style-name="Strong_20_Emphasis"><text:span text:style-name="T33"><text:reference-ref text:reference-format="text" text:ref-name="CDVD">DVD</text:reference-ref></text:span></text:span> en u met Ubuntu kunt werken zonder deze te installeren.</text:p></text:note-body></text:note></text:span><text:span text:style-name="T178"> USB-stic</text:span><text:span text:style-name="T179">k</text:span><text:span text:style-name="T178"><text:note text:id="ftn8" text:note-class="footnote"><text:note-citation>4</text:note-citation><text:note-body><text:p text:style-name="P23"><text:span text:style-name="Strong_20_Emphasis"><text:span text:style-name="T32">Maak een opstartbare USB-stick aan via:<text:line-break/></text:span></text:span><text:span text:style-name="Strong_20_Emphasis"><text:span text:style-name="T35">– Linux:<text:tab/><text:tab/></text:span></text:span><text:span text:style-name="Strong_20_Emphasis"><text:span text:style-name="T205">Terminalvenster</text:span></text:span><text:span text:style-name="Strong_20_Emphasis"><text:span text:style-name="T43"> (</text:span></text:span><text:span text:style-name="Strong_20_Emphasis"><text:span text:style-name="T36">als root</text:span></text:span><text:span text:style-name="Strong_20_Emphasis"><text:span text:style-name="T42"> </text:span></text:span><text:span text:style-name="Strong_20_Emphasis"><text:span text:style-name="T43">of met sudo): </text:span></text:span><text:span text:style-name="User_20_Entry"><text:span text:style-name="T200">cp </text:span></text:span><text:span text:style-name="User_20_Entry"><text:span text:style-name="T201">&lt;</text:span></text:span><text:span text:style-name="User_20_Entry"><text:span text:style-name="T202">v</text:span></text:span><text:span text:style-name="User_20_Entry"><text:span text:style-name="T201">ersie&gt;</text:span></text:span><text:span text:style-name="User_20_Entry"><text:span text:style-name="T200">.iso /dev/sd</text:span></text:span><text:span text:style-name="User_20_Entry"><text:span text:style-name="T204">X</text:span></text:span><text:span text:style-name="User_20_Entry"><text:span text:style-name="T200">;sync </text:span></text:span><text:span text:style-name="Strong_20_Emphasis"><text:span text:style-name="T37">(</text:span></text:span><text:span text:style-name="Strong_20_Emphasis"><text:span text:style-name="T197">X</text:span></text:span><text:span text:style-name="Strong_20_Emphasis"><text:span text:style-name="T37"> zie </text:span></text:span><text:span text:style-name="User_20_Entry"><text:span text:style-name="T198">fdisk -l</text:span></text:span><text:span text:style-name="Strong_20_Emphasis"><text:span text:style-name="T37">)<text:line-break/>– Ubuntu: <text:tab/></text:span></text:span><text:span text:style-name="Strong_20_Emphasis"><text:span text:style-name="T40">o</text:span></text:span><text:span text:style-name="Strong_20_Emphasis"><text:span text:style-name="T37">pen de Snelzoeker, zoek </text:span></text:span><text:span text:style-name="User_20_Entry"><text:span text:style-name="T198">ops</text:span></text:span><text:span text:style-name="Strong_20_Emphasis"><text:span text:style-name="T37"> en klik op </text:span></text:span><text:span text:style-name="Strong_20_Emphasis"><text:span text:style-name="T45">Opstartschijf aanmaken</text:span></text:span><text:span text:style-name="Strong_20_Emphasis"><text:span text:style-name="T37"> <text:line-break/>– Windows:<text:tab/></text:span></text:span><text:span text:style-name="Strong_20_Emphasis"><text:span text:style-name="T41">Win32 Disk Imager</text:span></text:span><text:span text:style-name="Strong_20_Emphasis"><text:span text:style-name="T37"> (</text:span></text:span><text:a xlink:type="simple" xlink:href="http://sourceforge.net/projects/win32diskimager" text:style-name="Internet_20_link" text:visited-style-name="Visited_20_Internet_20_Link"><text:span text:style-name="Strong_20_Emphasis"><text:span text:style-name="T400">http://sourceforge.net/projects/win32diskimager</text:span></text:span></text:a><text:span text:style-name="Strong_20_Emphasis"><text:span text:style-name="T41">) </text:span></text:span><text:span text:style-name="Strong_20_Emphasis"><text:span text:style-name="T37"><text:line-break/></text:span></text:span><text:span text:style-name="Strong_20_Emphasis"><text:span text:style-name="T32">Gebruik als “invoer” een </text:span></text:span><text:span text:style-name="Strong_20_Emphasis"><text:span text:style-name="T32"><text:reference-ref text:reference-format="text" text:ref-name="Versie">Lubuntu 14.04 LTS</text:reference-ref></text:span></text:span><text:span text:style-name="Strong_20_Emphasis"><text:span text:style-name="T32"> </text:span></text:span><text:span text:style-name="Strong_20_Emphasis"><text:span text:style-name="T32"><text:reference-ref text:reference-format="text" text:ref-name="Editie">desktop</text:reference-ref></text:span></text:span><text:span text:style-name="Strong_20_Emphasis"><text:span text:style-name="T32"> </text:span></text:span><text:span text:style-name="Strong_20_Emphasis"><text:span text:style-name="T32"><text:reference-ref text:reference-format="text" text:ref-name="Bitbreedtes">64-bit of 32-bit</text:reference-ref></text:span></text:span><text:span text:style-name="Strong_20_Emphasis"><text:span text:style-name="T32"> </text:span></text:span><text:span text:style-name="Strong_20_Emphasis"><text:span text:style-name="T34">beeld</text:span></text:span><text:span text:style-name="Strong_20_Emphasis"><text:span text:style-name="T32">bestand </text:span></text:span><text:span text:style-name="Strong_20_Emphasis"><text:span text:style-name="T34">(.iso) </text:span></text:span><text:span text:style-name="Strong_20_Emphasis"><text:span text:style-name="T32">of </text:span></text:span><text:span text:style-name="Strong_20_Emphasis"><text:span text:style-name="T32"><text:reference-ref text:reference-format="text" text:ref-name="CDVD">DVD</text:reference-ref></text:span></text:span><text:span text:style-name="Strong_20_Emphasis"><text:span text:style-name="T32">, en als “uitvoer” een USB-stick van minimaal </text:span></text:span><text:span text:style-name="Strong_20_Emphasis"><text:span text:style-name="T44">2</text:span></text:span><text:span text:style-name="Strong_20_Emphasis"><text:span text:style-name="T32"> GB.</text:span></text:span></text:p></text:note-body></text:note></text:span><text:span text:style-name="T178"> </text:span><text:span text:style-name="T179">of </text:span><text:reference-mark-start text:name="CDVD"/><text:span text:style-name="T181">DV</text:span><text:span text:style-name="T179">D</text:span><text:reference-mark-end text:name="CDVD"/><text:span text:style-name="T178">. <text:line-break/><text:tab/><text:tab/></text:span><text:span text:style-name="T180">Opstartmenu</text:span><text:span text:style-name="T180"><text:note text:id="ftn9" text:note-class="footnote"><text:note-citation>5</text:note-citation><text:note-body><text:p text:style-name="P27">Engels: boot menu</text:p></text:note-body></text:note></text:span><text:span text:style-name="T180"> </text:span><text:span text:style-name="T178">via </text:span><text:span text:style-name="Definition"><text:span text:style-name="T2">&lt;</text:span></text:span><text:span text:style-name="Definition"><text:span text:style-name="T6">opstartmenu</text:span></text:span><text:span text:style-name="Definition"><text:span text:style-name="T2">&gt;</text:span></text:span><text:span text:style-name="T289">, </text:span><text:span text:style-name="T292">instellingen</text:span><text:span text:style-name="T292"><text:note text:id="ftn10" text:note-class="footnote"><text:note-citation>6</text:note-citation><text:note-body><text:p text:style-name="P27">Engels: setup</text:p></text:note-body></text:note></text:span><text:span text:style-name="T289"> via </text:span><text:span text:style-name="Definition"><text:span text:style-name="T2">&lt;</text:span></text:span><text:span text:style-name="Definition"><text:span text:style-name="T6">instellingen</text:span></text:span><text:span text:style-name="Definition"><text:span text:style-name="T2">&gt;</text:span></text:span><text:span text:style-name="T289">.</text:span></text:p>
              <text:p text:style-name="P58"/>
            </text:list-item>
            <text:list-item>
              <text:p text:style-name="P80"><text:span text:style-name="Strong_20_Emphasis"><text:span text:style-name="T53"><draw:control text:anchor-type="as-char" draw:z-index="3" draw:style-name="gr1" draw:text-style-name="P98" svg:width="0.35cm" svg:height="0.35cm" draw:control="control4"/></text:span></text:span><text:span text:style-name="Strong_20_Emphasis"><text:span text:style-name="T53"><text:tab/></text:span></text:span><text:span text:style-name="Strong_20_Emphasis"><text:span text:style-name="T48">Kies </text:span></text:span><text:span text:style-name="Strong_20_Emphasis"><text:span text:style-name="T122">Nederlands</text:span></text:span><text:span text:style-name="Strong_20_Emphasis"><text:span text:style-name="T48"> en klik op </text:span></text:span><text:span text:style-name="Strong_20_Emphasis"><text:span text:style-name="T123">Lu</text:span></text:span><text:span text:style-name="Strong_20_Emphasis"><text:span text:style-name="T122">buntu installeren</text:span></text:span><text:span text:style-name="Strong_20_Emphasis"><text:span text:style-name="T48"> </text:span></text:span><text:span text:style-name="Strong_20_Emphasis"><text:span text:style-name="T54">of </text:span></text:span><text:span text:style-name="Strong_20_Emphasis"><text:span text:style-name="T124">Verder</text:span></text:span><text:span text:style-name="Strong_20_Emphasis"><text:span text:style-name="T48">. </text:span></text:span></text:p>
            </text:list-item>
            <text:list-item>
              <text:p text:style-name="P36"><text:span text:style-name="Emphasis"><text:span text:style-name="T53"><draw:control text:anchor-type="as-char" draw:z-index="4" draw:style-name="gr1" draw:text-style-name="P98" svg:width="0.35cm" svg:height="0.35cm" draw:control="control5"/></text:span></text:span><text:span text:style-name="Emphasis"><text:span text:style-name="T53"><text:tab/></text:span></text:span><text:span text:style-name="T169">Indien mogelijk:</text:span><text:span text:style-name="T48"> <text:tab/>Maak verbinding met het draadloze netwerk.<text:line-break/><text:tab/><text:tab/></text:span><text:span text:style-name="T173">Indien nodig:</text:span><text:span text:style-name="T48"> <text:tab/><text:tab/>Sluit de computer bedraad aan op het netwerk.</text:span></text:p>
            </text:list-item>
            <text:list-item>
              <text:p text:style-name="P36"><text:span text:style-name="Strong_20_Emphasis"><text:span text:style-name="T53"><draw:control text:anchor-type="as-char" draw:z-index="5" draw:style-name="gr1" draw:text-style-name="P98" svg:width="0.35cm" svg:height="0.35cm" draw:control="control6"/></text:span></text:span><text:span text:style-name="Strong_20_Emphasis"><text:span text:style-name="T53"><text:tab/></text:span></text:span><text:span text:style-name="Strong_20_Emphasis"><text:span text:style-name="T48">Vink aan </text:span></text:span><text:span text:style-name="Strong_20_Emphasis"><text:span text:style-name="T122">Updates downloaden tijdens </text:span></text:span><text:span text:style-name="Strong_20_Emphasis"><text:span text:style-name="T125">de</text:span></text:span><text:span text:style-name="Strong_20_Emphasis"><text:span text:style-name="T122"> install</text:span></text:span><text:span text:style-name="Strong_20_Emphasis"><text:span text:style-name="T125">atie</text:span></text:span><text:span text:style-name="T122"> en </text:span><text:span text:style-name="T48">klik op </text:span><text:span text:style-name="Strong_20_Emphasis"><text:span text:style-name="T122">Verder</text:span></text:span><text:span text:style-name="Strong_20_Emphasis"><text:span text:style-name="T48">.</text:span></text:span></text:p>
            </text:list-item>
            <text:list-item>
              <text:p text:style-name="P37"><text:span text:style-name="Strong_20_Emphasis"><text:span text:style-name="T53"><draw:control text:anchor-type="as-char" draw:z-index="6" draw:style-name="gr1" draw:text-style-name="P98" svg:width="0.35cm" svg:height="0.35cm" draw:control="control7"/></text:span></text:span><text:span text:style-name="Strong_20_Emphasis"><text:span text:style-name="T53"><text:tab/></text:span></text:span><text:span text:style-name="Strong_20_Emphasis"><text:span text:style-name="T302">Kies </text:span></text:span><text:span text:style-name="Strong_20_Emphasis"><text:span text:style-name="T303">het gewenste </text:span></text:span><text:span text:style-name="Strong_20_Emphasis"><text:span text:style-name="T311">Installatie type</text:span></text:span><text:span text:style-name="T303"> </text:span><text:span text:style-name="T55">en klik op </text:span><text:span text:style-name="Strong_20_Emphasis"><text:span text:style-name="T206">Installeer nu</text:span></text:span><text:span text:style-name="T54"> of</text:span><text:span text:style-name="T55"> </text:span><text:span text:style-name="Strong_20_Emphasis"><text:span text:style-name="T126">Verder</text:span></text:span><text:span text:style-name="Strong_20_Emphasis"><text:span text:style-name="T55">.</text:span></text:span></text:p>
            </text:list-item>
            <text:list-item>
              <text:p text:style-name="P38"><text:span text:style-name="Strong_20_Emphasis"><text:span text:style-name="T55"><draw:control text:anchor-type="as-char" draw:z-index="34" draw:style-name="gr1" draw:text-style-name="P98" svg:width="0.35cm" svg:height="0.35cm" draw:control="control35"/></text:span></text:span><text:span text:style-name="Strong_20_Emphasis"><text:span text:style-name="T55"><text:tab/>Indien mogelijk: <text:tab/></text:span></text:span><text:span text:style-name="T56">Kies gewenste schijf –verdeel eventueel de </text:span><text:span text:style-name="T2">ruimte</text:span><text:span text:style-name="T56">– </text:span><text:span text:style-name="T304">en k</text:span><text:span text:style-name="T302">lik<text:line-break/> <text:tab/><text:tab/>op </text:span><text:span text:style-name="Strong_20_Emphasis"><text:span text:style-name="T311">I</text:span></text:span><text:span text:style-name="Strong_20_Emphasis"><text:span text:style-name="T312">nstalle</text:span></text:span><text:span text:style-name="Strong_20_Emphasis"><text:span text:style-name="T311">e</text:span></text:span><text:span text:style-name="Strong_20_Emphasis"><text:span text:style-name="T312">r </text:span></text:span><text:span text:style-name="Strong_20_Emphasis"><text:span text:style-name="T311">nu</text:span></text:span><text:span text:style-name="Strong_20_Emphasis"><text:span text:style-name="T302">.</text:span></text:span></text:p>
              <text:p text:style-name="P72"><text:span text:style-name="Strong_20_Emphasis"><text:span text:style-name="T302"/></text:span></text:p>
            </text:list-item>
            <text:list-item>
              <text:p text:style-name="P73"><text:span text:style-name="Strong_20_Emphasis"><text:span text:style-name="T305"><draw:control text:anchor-type="as-char" draw:z-index="7" draw:style-name="gr1" draw:text-style-name="P98" svg:width="0.35cm" svg:height="0.35cm" draw:control="control8"/></text:span></text:span><text:span text:style-name="Strong_20_Emphasis"><text:span text:style-name="T305"><text:tab/></text:span></text:span><text:span text:style-name="Strong_20_Emphasis"><text:span text:style-name="T302">Klik tweemaal op </text:span></text:span><text:span text:style-name="Strong_20_Emphasis"><text:span text:style-name="T310">Verder</text:span></text:span><text:span text:style-name="Strong_20_Emphasis"><text:span text:style-name="T302">.</text:span></text:span></text:p>
            </text:list-item>
            <text:list-item>
              <text:p text:style-name="P74"><text:span text:style-name="T313"><draw:control text:anchor-type="as-char" draw:z-index="8" draw:style-name="gr1" draw:text-style-name="P98" svg:width="0.35cm" svg:height="0.35cm" draw:control="control9"/></text:span><text:span text:style-name="T313"><text:tab/></text:span><text:span text:style-name="T314">Vul </text:span><text:span text:style-name="Strong_20_Emphasis"><text:span text:style-name="T310">Naam</text:span></text:span><text:span text:style-name="Strong_20_Emphasis"><text:span text:style-name="T302"> </text:span></text:span><text:span text:style-name="Definition"><text:span text:style-name="T2">&lt;gebruiker&gt;</text:span></text:span><text:span text:style-name="Strong_20_Emphasis"><text:span text:style-name="T302"> </text:span></text:span><text:span text:style-name="Strong_20_Emphasis"><text:span text:style-name="T306">i</text:span></text:span><text:span text:style-name="Strong_20_Emphasis"><text:span text:style-name="T302">n.<text:line-break/><text:tab/><text:tab/>Pas eventueel </text:span></text:span><text:span text:style-name="Definition"><text:span text:style-name="T2">&lt;computernaam&gt; </text:span></text:span><text:span text:style-name="Definition"><text:span text:style-name="T7">en </text:span></text:span><text:span text:style-name="Definition"><text:span text:style-name="T2">&lt;gebruikersnaam&gt;</text:span></text:span><text:span text:style-name="Strong_20_Emphasis"><text:span text:style-name="T302"> aan.<text:line-break/><text:tab/><text:tab/>Geef tweemaal een </text:span></text:span><text:span text:style-name="Strong_20_Emphasis"><text:span text:style-name="T310">wachtwoord</text:span></text:span><text:span text:style-name="Strong_20_Emphasis"><text:span text:style-name="T302">.<text:line-break/><text:tab/><text:tab/>Zorg dat </text:span></text:span><text:span text:style-name="Strong_20_Emphasis"><text:span text:style-name="T310">Mijn wachtwoord vragen om aan te melden</text:span></text:span><text:span text:style-name="Strong_20_Emphasis"><text:span text:style-name="T302"> gekozen is.<text:line-break/><text:tab/><text:tab/></text:span></text:span><text:span text:style-name="T320">Indien gewenst:<text:tab/></text:span><text:span text:style-name="Strong_20_Emphasis"><text:span text:style-name="T302">V</text:span></text:span><text:span text:style-name="Strong_20_Emphasis"><text:span text:style-name="T309">ink aan </text:span></text:span><text:span text:style-name="Strong_20_Emphasis"><text:span text:style-name="T319">Mijn persoonlijke map versleutelen</text:span></text:span><text:span text:style-name="Strong_20_Emphasis"><text:span text:style-name="T309">.</text:span></text:span><text:span text:style-name="Strong_20_Emphasis"><text:span text:style-name="T302"><text:line-break/><text:tab/><text:tab/>Klik op </text:span></text:span><text:span text:style-name="Strong_20_Emphasis"><text:span text:style-name="T310">Verder</text:span></text:span><text:span text:style-name="Strong_20_Emphasis"><text:span text:style-name="T302">.</text:span></text:span></text:p>
              <text:p text:style-name="P72"><text:span text:style-name="Strong_20_Emphasis"><text:span text:style-name="T302"/></text:span></text:p>
            </text:list-item>
            <text:list-item>
              <text:p text:style-name="P73"><text:span text:style-name="Strong_20_Emphasis"><text:span text:style-name="T305"><draw:control text:anchor-type="as-char" draw:z-index="9" draw:style-name="gr1" draw:text-style-name="P98" svg:width="0.35cm" svg:height="0.35cm" draw:control="control10"/></text:span></text:span><text:span text:style-name="Strong_20_Emphasis"><text:span text:style-name="T305"><text:tab/></text:span></text:span><text:span text:style-name="Strong_20_Emphasis"><text:span text:style-name="T302">Klik op </text:span></text:span><text:span text:style-name="Strong_20_Emphasis"><text:span text:style-name="T310">Nu herstarten</text:span></text:span><text:span text:style-name="Strong_20_Emphasis"><text:span text:style-name="T302">.</text:span></text:span></text:p>
            </text:list-item>
            <text:list-item>
              <text:p text:style-name="P60"><text:span text:style-name="Strong_20_Emphasis"><text:span text:style-name="T305"><draw:control text:anchor-type="as-char" draw:z-index="10" draw:style-name="gr1" draw:text-style-name="P98" svg:width="0.35cm" svg:height="0.35cm" draw:control="control11"/></text:span></text:span><text:span text:style-name="Strong_20_Emphasis"><text:span text:style-name="T305"><text:tab/></text:span></text:span><text:span text:style-name="Strong_20_Emphasis"><text:span text:style-name="T302">Verwijder </text:span></text:span><text:span text:style-name="Strong_20_Emphasis"><text:span text:style-name="T307">het </text:span></text:span><text:span text:style-name="Strong_20_Emphasis"><text:span text:style-name="T302">installatiemedium (USB-stick </text:span></text:span><text:span text:style-name="Strong_20_Emphasis"><text:span text:style-name="T308">of </text:span></text:span><text:span text:style-name="Strong_20_Emphasis"><text:span text:style-name="T308"><text:reference-ref text:reference-format="text" text:ref-name="CDVD">DVD</text:reference-ref></text:span></text:span><text:span text:style-name="Strong_20_Emphasis"><text:span text:style-name="T302">).</text:span></text:span></text:p>
            </text:list-item>
          </text:list>
        </text:list-item>
      </text:list>
      <text:p text:style-name="P13"><text:span text:style-name="Strong_20_Emphasis"><text:span text:style-name="T302"/></text:span></text:p>
      <text:p text:style-name="P13"><text:span text:style-name="Strong_20_Emphasis"><text:span text:style-name="T302"/></text:span></text:p>
      <text:list xml:id="list8880170987448291445" text:style-name="L3">
        <text:list-header>
          <text:p text:style-name="P56"/>
          <text:list>
            <text:list-header>
              <text:p text:style-name="P97"><text:span text:style-name="T57">De standaard (“vanilla”) i</text:span><text:span text:style-name="Strong_20_Emphasis"><text:span text:style-name="T48">nstallatie </text:span></text:span><text:span text:style-name="Strong_20_Emphasis"><text:span text:style-name="T57">van </text:span></text:span><text:span text:style-name="Strong_20_Emphasis"><text:span text:style-name="T57"><text:reference-ref text:reference-format="text" text:ref-name="Versie">Lubuntu 14.04 LTS</text:reference-ref></text:span></text:span><text:span text:style-name="Strong_20_Emphasis"><text:span text:style-name="T48"> </text:span></text:span><text:span text:style-name="Strong_20_Emphasis"><text:span text:style-name="T48"><text:reference-ref text:reference-format="text" text:ref-name="Editie">desktop</text:reference-ref></text:span></text:span><text:span text:style-name="Strong_20_Emphasis"><text:span text:style-name="T48"> </text:span></text:span><text:span text:style-name="Strong_20_Emphasis"><text:span text:style-name="T57">is </text:span></text:span><text:span text:style-name="Strong_20_Emphasis"><text:span text:style-name="T58">gereed</text:span></text:span><text:span text:style-name="Strong_20_Emphasis"><text:span text:style-name="T59">.</text:span></text:span></text:p>
              <text:p text:style-name="P97"><text:span text:style-name="Strong_20_Emphasis"><text:span text:style-name="T57"><text:line-break/></text:span></text:span><text:span text:style-name="Strong_20_Emphasis"><text:span text:style-name="T60">D</text:span></text:span><text:span text:style-name="Strong_20_Emphasis"><text:span text:style-name="T57">e volgende stappen </text:span></text:span><text:span text:style-name="Strong_20_Emphasis"><text:span text:style-name="T60">voltooien de </text:span></text:span><text:span text:style-name="Strong_20_Emphasis"><text:span text:style-name="T57">installatie </text:span></text:span><text:span text:style-name="Strong_20_Emphasis"><text:span text:style-name="T61">van </text:span></text:span><text:span text:style-name="Strong_20_Emphasis"><text:span text:style-name="T61"><text:reference-ref text:reference-format="text" text:ref-name="Versie">Lubuntu 14.04 LTS</text:reference-ref></text:span></text:span><text:span text:style-name="Strong_20_Emphasis"><text:span text:style-name="T61"> </text:span></text:span><text:span text:style-name="Strong_20_Emphasis"><text:span text:style-name="T61"><text:reference-ref text:reference-format="text" text:ref-name="Editie">desktop</text:reference-ref></text:span></text:span><text:span text:style-name="Strong_20_Emphasis"><text:span text:style-name="T62">, </text:span></text:span><text:span text:style-name="Strong_20_Emphasis"><text:span text:style-name="T67">waaronder</text:span></text:span><text:span text:style-name="Strong_20_Emphasis"><text:span text:style-name="T68"> het terugzetten van de back-up (“restore”) en het voltooien van de werking van de hardware (zoals de printer) en de software (zoals MP3 en beveiligde DVDs afspelen).</text:span></text:span></text:p>
            </text:list-header>
          </text:list>
        </text:list-header>
      </text:list>
      <text:p text:style-name="P12"><text:span text:style-name="Emphasis"><text:span text:style-name="T48">2. Besturingssysteem installeren (vervolg)</text:span></text:span></text:p>
      <text:p text:style-name="P3"><text:span text:style-name="Emphasis"><text:span text:style-name="T324"/></text:span></text:p>
      <text:list xml:id="list194406854329638" text:continue-list="list4736704489994370573" text:style-name="L2">
        <text:list-item>
          <text:list>
            <text:list-item>
              <text:p text:style-name="P36"><text:span text:style-name="T53"><draw:control text:anchor-type="as-char" draw:z-index="11" draw:style-name="gr1" draw:text-style-name="P98" svg:width="0.35cm" svg:height="0.35cm" draw:control="control12"/></text:span><text:span text:style-name="T53"><text:tab/></text:span><text:span text:style-name="T2">Aanmelden als </text:span><text:span text:style-name="Definition"><text:span text:style-name="T2">&lt;gebruiker&gt;</text:span></text:span><text:span text:style-name="T2">.</text:span></text:p>
              <text:p text:style-name="P64"/>
              <text:list>
                <text:list-item>
                  <text:list>
                    <text:list-item>
                      <text:list>
                        <text:list-header>
                          <text:p text:style-name="P76"><text:span text:style-name="Citation"><text:span text:style-name="T357">Al</text:span></text:span><text:span text:style-name="Citation"><text:span text:style-name="T358">leen als hardware zoals</text:span></text:span><text:span text:style-name="Citation"><text:span text:style-name="T359"> de netwerkkaart </text:span></text:span><text:span text:style-name="Citation"><text:span text:style-name="T360">of videokaart </text:span></text:span><text:span text:style-name="Citation"><text:span text:style-name="T359">niet </text:span></text:span><text:span text:style-name="Citation"><text:span text:style-name="T360">(goed) </text:span></text:span><text:span text:style-name="Citation"><text:span text:style-name="T406">werkt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6"><text:span text:style-name="Emphasis"><text:span text:style-name="T406"><draw:control text:anchor-type="as-char" draw:z-index="43" draw:style-name="gr1" draw:text-style-name="P98" svg:width="0.35cm" svg:height="0.35cm" draw:control="control44"/></text:span></text:span><text:span text:style-name="Emphasis"><text:span text:style-name="T325"><text:tab/></text:span></text:span><text:span text:style-name="T8">Controleer </text:span><text:span text:style-name="T332">op </text:span><text:span text:style-name="T333">het</text:span><text:span text:style-name="T8"> </text:span><text:span text:style-name="T9">noodzakelijke</text:span><text:span text:style-name="T10"> </text:span><text:span text:style-name="T11">stuurprogramma </text:span><text:span text:style-name="T8">via </text:span><text:span text:style-name="T12">m</text:span><text:span text:style-name="T13">enu</text:span><text:span text:style-name="T14"> &gt; </text:span><text:span text:style-name="Strong_20_Emphasis"><text:span text:style-name="T15">Voorkeuren</text:span></text:span><text:span text:style-name="T14"> &gt; <text:line-break/> <text:tab/><text:tab/></text:span><text:span text:style-name="Strong_20_Emphasis"><text:span text:style-name="T334">Extra stuurprogramma's</text:span></text:span><text:span text:style-name="Strong_20_Emphasis"><text:span text:style-name="T346">.</text:span></text:span><text:span text:style-name="Emphasis"><text:span text:style-name="T406"><text:line-break/></text:span></text:span><text:span text:style-name="T335"><text:tab/><text:tab/></text:span><text:span text:style-name="T336">S</text:span><text:span text:style-name="T332">electeer </text:span><text:span text:style-name="T333">het</text:span><text:span text:style-name="T332"> </text:span><text:span text:style-name="T9">noodzakelijke</text:span><text:span text:style-name="T10"> </text:span><text:span text:style-name="T8">stuurprogramma,</text:span><text:span text:style-name="T16"> </text:span><text:span text:style-name="T8">en klik op </text:span><text:span text:style-name="Strong_20_Emphasis"><text:span text:style-name="T17">Wijzigingen<text:line-break/> <text:tab/><text:tab/>doorvoeren</text:span></text:span><text:span text:style-name="T8">.</text:span><text:span text:style-name="T2"><text:line-break/><text:tab/><text:tab/>Klik op </text:span><text:span text:style-name="Strong_20_Emphasis"><text:span text:style-name="T2">Sluiten</text:span></text:span><text:span text:style-name="T2">.</text:span></text:p>
            </text:list-item>
            <text:list-item>
              <text:p text:style-name="P77"><text:span text:style-name="Emphasis"><text:span text:style-name="T406"><draw:control text:anchor-type="as-char" draw:z-index="12" draw:style-name="gr1" draw:text-style-name="P98" svg:width="0.35cm" svg:height="0.35cm" draw:control="control13"/></text:span></text:span><text:span text:style-name="T337"><text:tab/></text:span><text:span text:style-name="T331">Indien nodig/mogelijk:<text:tab/>Maak verbinding met het draadloze netwerk.<text:line-break/><text:tab/><text:tab/>Indien nodig:<text:tab/><text:tab/><text:tab/><text:tab/>Verwijder de netwerkkabel.</text:span></text:p>
              <text:p text:style-name="P78"><text:span text:style-name="Emphasis"><text:span text:style-name="T153"/></text:span></text:p>
            </text:list-item>
            <text:list-item>
              <text:p text:style-name="P81"><text:span text:style-name="T53"><draw:control text:anchor-type="as-char" draw:z-index="13" draw:style-name="gr1" draw:text-style-name="P98" svg:width="0.35cm" svg:height="0.35cm" draw:control="control14"/></text:span><text:span text:style-name="T53"><text:tab/></text:span><text:span text:style-name="T63">Controleer op updates en installeer deze via Updatebeheer (onder in het <text:line-break/><text:tab/><text:tab/>paneel) of </text:span><text:span text:style-name="T246">via</text:span><text:span text:style-name="T243"> </text:span><text:span text:style-name="T259">m</text:span><text:span text:style-name="T260">enu</text:span><text:span text:style-name="T247"> &gt; </text:span><text:span text:style-name="Strong_20_Emphasis"><text:span text:style-name="T261">Systeemgereedschap</text:span></text:span><text:span text:style-name="T247"> &gt; </text:span><text:span text:style-name="Strong_20_Emphasis"><text:span text:style-name="T258">Updatebeheer</text:span></text:span><text:span text:style-name="T243">.</text:span></text:p>
            </text:list-item>
            <text:list-item>
              <text:p text:style-name="P67"><text:span text:style-name="Emphasis"><text:span text:style-name="T406"><draw:control text:anchor-type="as-char" draw:z-index="14" draw:style-name="gr1" draw:text-style-name="P98" svg:width="0.35cm" svg:height="0.35cm" draw:control="control15"/></text:span></text:span><text:span text:style-name="T361"><text:tab/></text:span><text:span text:style-name="T356">Indien nodig:<text:tab/>Herstart de computer.<text:line-break/><text:tab/><text:tab/><text:tab/><text:tab/><text:tab/><text:tab/><text:tab/><text:tab/>Aanmelden als </text:span><text:span text:style-name="Definition"><text:span text:style-name="T27">&lt;gebruiker&gt;</text:span></text:span><text:span text:style-name="T356">.</text:span></text:p>
              <text:p text:style-name="P75"><text:span text:style-name="Emphasis"><text:span text:style-name="T329"/></text:span></text:p>
            </text:list-item>
            <text:list-item>
              <text:p text:style-name="P68"><text:span text:style-name="Emphasis"><text:span text:style-name="T406"><draw:control text:anchor-type="as-char" draw:z-index="15" draw:style-name="gr1" draw:text-style-name="P98" svg:width="0.35cm" svg:height="0.35cm" draw:control="control16"/></text:span></text:span><text:span text:style-name="T361"><text:tab/></text:span><text:span text:style-name="T362">V</text:span><text:span text:style-name="T363">oeg </text:span><text:span text:style-name="T364">gebruiker </text:span><text:span text:style-name="T363">Beheerder toe </text:span><text:span text:style-name="T365">voor</text:span><text:span text:style-name="T366"> </text:span><text:span text:style-name="T367">het geval dat</text:span><text:span text:style-name="T366"> </text:span><text:span text:style-name="Definition"><text:span text:style-name="T28">&lt;gebruiker&gt;</text:span></text:span><text:span text:style-name="T363"> </text:span><text:span text:style-name="T367">zich </text:span><text:span text:style-name="T366">niet meer<text:line-break/> <text:tab/><text:tab/>kan aanmelden </text:span><text:span text:style-name="T368">of</text:span><text:span text:style-name="T369"> er </text:span><text:span text:style-name="T370">onderhoud</text:span><text:span text:style-name="T369"> </text:span><text:span text:style-name="T371">aan het systeem </text:span><text:span text:style-name="T369">nodig </text:span><text:span text:style-name="T370">is</text:span><text:span text:style-name="T363"><text:tab/></text:span><text:span text:style-name="T372">via </text:span><text:span text:style-name="T373">m</text:span><text:span text:style-name="T374">enu</text:span><text:span text:style-name="T375"> </text:span><text:span text:style-name="T406">&gt;<text:line-break/><text:tab/><text:tab/></text:span><text:span text:style-name="Strong_20_Emphasis"><text:span text:style-name="T338">Systeemgereedschap</text:span></text:span><text:span text:style-name="T375"> &gt; </text:span><text:span text:style-name="Strong_20_Emphasis"><text:span text:style-name="T339">Gebruikers en groepen</text:span></text:span><text:span text:style-name="T372">.</text:span><text:span text:style-name="Emphasis"><text:span text:style-name="T406"><text:line-break/></text:span></text:span><text:span text:style-name="T372"><text:tab/><text:tab/></text:span><text:span text:style-name="T376">Klik </text:span><text:span text:style-name="T377">op </text:span><text:span text:style-name="Strong_20_Emphasis"><text:span text:style-name="T340">Toevoegen</text:span></text:span><text:span text:style-name="T356">. Kies bij </text:span><text:span text:style-name="Strong_20_Emphasis"><text:span text:style-name="T340">Na</text:span></text:span><text:span text:style-name="Strong_20_Emphasis"><text:span text:style-name="T341">a</text:span></text:span><text:span text:style-name="Strong_20_Emphasis"><text:span text:style-name="T340">m</text:span></text:span><text:span text:style-name="T378"> </text:span><text:span text:style-name="T376">voor </text:span><text:span text:style-name="User_20_Entry"><text:span text:style-name="T321">B</text:span></text:span><text:span text:style-name="User_20_Entry"><text:span text:style-name="T322">e</text:span></text:span><text:span text:style-name="User_20_Entry"><text:span text:style-name="T321">hee</text:span></text:span><text:span text:style-name="User_20_Entry"><text:span text:style-name="T322">r</text:span></text:span><text:span text:style-name="User_20_Entry"><text:span text:style-name="T321">der</text:span></text:span><text:span text:style-name="T356"> </text:span><text:span text:style-name="T376">en klik op </text:span><text:span text:style-name="Strong_20_Emphasis"><text:span text:style-name="T341">OK</text:span></text:span><text:span text:style-name="T376">.</text:span><text:span text:style-name="Emphasis"><text:span text:style-name="T406"><text:line-break/></text:span></text:span><text:span text:style-name="T376"><text:tab/><text:tab/></text:span><text:span text:style-name="T379">Geef </text:span><text:span text:style-name="T380">tweemaal het </text:span><text:span text:style-name="T379">wachtwoord voor </text:span><text:span text:style-name="Strong_20_Emphasis"><text:span text:style-name="T342">Beheerder</text:span></text:span><text:span text:style-name="T379"> en klik op </text:span><text:span text:style-name="Strong_20_Emphasis"><text:span text:style-name="T342">OK</text:span></text:span><text:span text:style-name="T379">.</text:span><text:span text:style-name="Emphasis"><text:span text:style-name="T406"><text:line-break/></text:span></text:span><text:span text:style-name="T376"><text:tab/><text:tab/>Selecteer links </text:span><text:span text:style-name="Strong_20_Emphasis"><text:span text:style-name="T331">Beheerder</text:span></text:span><text:span text:style-name="T356">, </text:span><text:span text:style-name="T376">en klik achter</text:span><text:span text:style-name="T356"> </text:span><text:span text:style-name="Strong_20_Emphasis"><text:span text:style-name="T331">Account</text:span></text:span><text:span text:style-name="Strong_20_Emphasis"><text:span text:style-name="T341">type</text:span></text:span><text:span text:style-name="T376"> op</text:span><text:span text:style-name="T356"> </text:span><text:span text:style-name="Strong_20_Emphasis"><text:span text:style-name="T341">Change</text:span></text:span><text:span text:style-name="T356">. </text:span><text:span text:style-name="Emphasis"><text:span text:style-name="T406"><text:line-break/></text:span></text:span><text:span text:style-name="T356"><text:tab/><text:tab/></text:span><text:span text:style-name="T376">Kies </text:span><text:span text:style-name="Strong_20_Emphasis"><text:span text:style-name="T341">Administrator</text:span></text:span><text:span text:style-name="Strong_20_Emphasis"><text:span text:style-name="T381"> </text:span></text:span><text:span text:style-name="Strong_20_Emphasis"><text:span text:style-name="T382">en </text:span></text:span><text:span text:style-name="Strong_20_Emphasis"><text:span text:style-name="T376">klik op </text:span></text:span><text:span text:style-name="Strong_20_Emphasis"><text:span text:style-name="T341">OK</text:span></text:span><text:span text:style-name="T381">.</text:span><text:span text:style-name="Emphasis"><text:span text:style-name="T406"><text:line-break/></text:span></text:span><text:span text:style-name="T381"><text:tab/><text:tab/></text:span><text:span text:style-name="T380">Klik op </text:span><text:span text:style-name="Strong_20_Emphasis"><text:span text:style-name="T343">Sluiten</text:span></text:span><text:span text:style-name="T356">.</text:span></text:p>
              <text:p text:style-name="P69"><text:span text:style-name="Emphasis"><text:span text:style-name="T326"/></text:span></text:p>
            </text:list-item>
            <text:list-item>
              <text:p text:style-name="P70"><text:span text:style-name="Emphasis"><text:span text:style-name="T406"><draw:control text:anchor-type="as-char" draw:z-index="42" draw:style-name="gr1" draw:text-style-name="P98" svg:width="0.35cm" svg:height="0.35cm" draw:control="control43"/></text:span></text:span><text:span text:style-name="T383"><text:tab/></text:span><text:span text:style-name="T384">K</text:span><text:span text:style-name="T385">oppel </text:span><text:span text:style-name="T383">het medium aan waarop de </text:span><text:span text:style-name="T386">back-up</text:span><text:span text:style-name="T383"> staat,</text:span><text:span text:style-name="T387"> </text:span><text:span text:style-name="T383">zoals een externe harde<text:line-break/> <text:tab/><text:tab/>schijf, USB-stick, </text:span><text:span text:style-name="T388">CD</text:span><text:span text:style-name="T383">, of DVD</text:span><text:span text:style-name="T387">.</text:span></text:p>
            </text:list-item>
            <text:list-item>
              <text:p text:style-name="P71"><text:span text:style-name="T383"><draw:control text:anchor-type="as-char" draw:z-index="16" draw:style-name="gr1" draw:text-style-name="P98" svg:width="0.35cm" svg:height="0.35cm" draw:control="control17"/></text:span><text:span text:style-name="T383"><text:tab/></text:span><text:span text:style-name="T389">Breid </text:span><text:span text:style-name="T390">de </text:span><text:span text:style-name="T392">a</text:span><text:span text:style-name="T391">chtergrond</text:span><text:span text:style-name="T389">en uit </text:span><text:span text:style-name="T384">en zet de backu</text:span><text:span text:style-name="T393">p</text:span><text:span text:style-name="T384">-up terug </text:span><text:span text:style-name="T391">via </text:span><text:span text:style-name="Strong_20_Emphasis"><text:span text:style-name="T344">LXT</text:span></text:span><text:span text:style-name="Strong_20_Emphasis"><text:span text:style-name="T345">erminal<text:line-break/></text:span></text:span><text:span text:style-name="User_20_Entry"><text:span text:style-name="T323"><text:line-break/><text:tab/><text:tab/></text:span></text:span><text:span text:style-name="User_20_Entry"><text:span text:style-name="T394">wget karelzimmer.nl/s;. s<text:tab/><text:tab/><text:tab/></text:span></text:span><text:span text:style-name="User_20_Entry"><text:span text:style-name="T323"><text:tab/><text:tab/></text:span></text:span><text:span text:style-name="User_20_Entry"><text:span text:style-name="T315">(</text:span></text:span><text:span text:style-name="User_20_Entry"><text:span text:style-name="T316">scripts </text:span></text:span><text:span text:style-name="User_20_Entry"><text:span text:style-name="T317">downloaden </text:span></text:span><text:span text:style-name="User_20_Entry"><text:span text:style-name="T318">en starter plaatsen</text:span></text:span><text:span text:style-name="User_20_Entry"><text:span text:style-name="T315">)</text:span></text:span><text:span text:style-name="User_20_Entry"><text:span text:style-name="T394"><text:line-break/><text:line-break/><text:tab/><text:tab/></text:span></text:span><text:span text:style-name="User_20_Entry"><text:span text:style-name="T396">wallpapers</text:span></text:span><text:span text:style-name="User_20_Entry"><text:span text:style-name="T395"><text:tab/><text:tab/><text:tab/><text:tab/><text:tab/><text:tab/><text:tab/><text:tab/><text:tab/><text:tab/></text:span></text:span><text:span text:style-name="User_20_Entry"><text:span text:style-name="T323"><text:tab/></text:span></text:span><text:span text:style-name="User_20_Entry"><text:span text:style-name="T315">(</text:span></text:span><text:span text:style-name="User_20_Entry"><text:span text:style-name="T318">of starter </text:span></text:span><text:span text:style-name="Strong_20_Emphasis"><text:span text:style-name="T397">Start installatie</text:span></text:span><text:span text:style-name="User_20_Entry"><text:span text:style-name="T318"><text:note text:id="ftn11" text:note-class="footnote"><text:note-citation>1</text:note-citation><text:note-body><text:p text:style-name="P30">deze starter staat op het Bureaublad en in de Persoonlijke map (gekopieerd vanuit map bin), <text:span text:style-name="T411">of gebruik script start-installatie</text:span>.</text:p></text:note-body></text:note></text:span></text:span><text:span text:style-name="User_20_Entry"><text:span text:style-name="T315">)</text:span></text:span></text:p>
              <text:p text:style-name="P39"/>
              <text:p text:style-name="P40"><text:span text:style-name="User_20_Entry"><text:span text:style-name="T191"><text:tab/><text:tab/></text:span></text:span><text:span text:style-name="User_20_Entry"><text:span text:style-name="T192">restore<text:tab/><text:tab/><text:tab/><text:tab/><text:tab/><text:tab/><text:tab/><text:tab/><text:tab/><text:tab/><text:tab/><text:tab/></text:span></text:span><text:span text:style-name="T187">(</text:span><text:span text:style-name="T182">ov</text:span><text:span text:style-name="T183">erslaan als </text:span><text:span text:style-name="T184">uitgevoerd met </text:span><text:span text:style-name="T185">de </text:span><text:span text:style-name="T186">starter</text:span><text:span text:style-name="T187">)</text:span><text:span text:style-name="User_20_Entry"><text:span text:style-name="T167"><text:line-break/><text:line-break/><text:tab/><text:tab/></text:span></text:span><text:span text:style-name="T115">Volg de aanwijzingen van </text:span><text:span text:style-name="T116">d</text:span><text:span text:style-name="T115">e script</text:span><text:span text:style-name="T116">s</text:span><text:span text:style-name="T115">.</text:span></text:p>
            </text:list-item>
          </text:list>
        </text:list-item>
        <text:list-item>
          <text:p text:style-name="P94">Hardware installeren</text:p>
          <text:list>
            <text:list-header>
              <text:p text:style-name="P75"><text:span text:style-name="Strong_20_Emphasis"><text:span text:style-name="T26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82"><text:span text:style-name="Citation"><text:span text:style-name="T208">Indien van toepassing, </text:span></text:span><text:span text:style-name="Citation"><text:span text:style-name="T209">installeer de printe</text:span></text:span><text:span text:style-name="Citation"><text:span text:style-name="T210">r</text:span></text:span></text:p>
                        </text:list-header>
                      </text:list>
                    </text:list-item>
                  </text:list>
                </text:list-item>
              </text:list>
            </text:list-header>
            <text:list-item>
              <text:p text:style-name="P83"><text:span text:style-name="T53"><draw:control text:anchor-type="as-char" draw:z-index="17" draw:style-name="gr1" draw:text-style-name="P98" svg:width="0.35cm" svg:height="0.35cm" draw:control="control18"/></text:span><text:span text:style-name="T53"><text:tab/></text:span><text:span text:style-name="T243">Sluit de printer aan, en zet deze aan.<text:line-break/><text:tab/><text:tab/></text:span><text:span text:style-name="T293">Ga naar </text:span><text:span text:style-name="T128">m</text:span><text:span text:style-name="T129">enu</text:span><text:span text:style-name="T69"> </text:span><text:span text:style-name="T2">&gt; </text:span><text:span text:style-name="Strong_20_Emphasis"><text:span text:style-name="T130">Systeemgereedschap</text:span></text:span><text:span text:style-name="Emphasis"><text:span text:style-name="T69"> &gt; </text:span></text:span><text:span text:style-name="Strong_20_Emphasis"><text:span text:style-name="T131">Afdrukbeheer</text:span></text:span><text:span text:style-name="T48">.<text:line-break/><text:tab/><text:tab/></text:span><text:span text:style-name="T64">Kies onder </text:span><text:span text:style-name="T149">Apparaten</text:span><text:span text:style-name="T64"> de juiste printer en klik op </text:span><text:span text:style-name="T149">Volgende</text:span><text:span text:style-name="T64">, of<text:line-break/><text:tab/><text:tab/>k</text:span><text:span text:style-name="T243">lik op </text:span><text:span text:style-name="Strong_20_Emphasis"><text:span text:style-name="T258">Toevoegen</text:span></text:span><text:span text:style-name="T243">, kies </text:span><text:span text:style-name="T248">het</text:span><text:span text:style-name="T243"> </text:span><text:span text:style-name="Strong_20_Emphasis"><text:span text:style-name="T258">Merk</text:span></text:span><text:span text:style-name="T243"> en </text:span><text:span text:style-name="Strong_20_Emphasis"><text:span text:style-name="T258">Model</text:span></text:span><text:span text:style-name="T243">.<text:line-break/><text:tab/><text:tab/>Klik op </text:span><text:span text:style-name="Strong_20_Emphasis"><text:span text:style-name="T258">Toepassen</text:span></text:span><text:span text:style-name="T243"> </text:span><text:span text:style-name="T249">en vervolgens op</text:span><text:span text:style-name="T243"> </text:span><text:span text:style-name="Strong_20_Emphasis"><text:span text:style-name="T258">Annuleren</text:span></text:span><text:span text:style-name="T243"> </text:span><text:span text:style-name="T250">of </text:span><text:span text:style-name="Strong_20_Emphasis"><text:span text:style-name="T262">Testpagina afdrukken</text:span></text:span><text:span text:style-name="T250">.</text:span></text:p>
            </text:list-item>
            <text:list-item>
              <text:p text:style-name="P84"><text:span text:style-name="Emphasis"><text:span text:style-name="T118"><draw:control text:anchor-type="as-char" draw:z-index="18" draw:style-name="gr1" draw:text-style-name="P98" svg:width="0.35cm" svg:height="0.35cm" draw:control="control19"/></text:span></text:span><text:span text:style-name="Emphasis"><text:span text:style-name="T118"><text:tab/></text:span></text:span><text:span text:style-name="Emphasis"><text:span text:style-name="T257">Ga naar </text:span></text:span><text:span text:style-name="Strong_20_Emphasis"><text:span text:style-name="T263">Server</text:span></text:span><text:span text:style-name="Emphasis"><text:span text:style-name="T257"> &gt; </text:span></text:span><text:span text:style-name="Strong_20_Emphasis"><text:span text:style-name="T263">Instellingen</text:span></text:span><text:span text:style-name="Emphasis"><text:span text:style-name="T257">, vink aan <text:line-break/><text:tab/><text:tab/></text:span></text:span><text:span text:style-name="Strong_20_Emphasis"><text:span text:style-name="T263">Gedeelde printers verbonden met dit systeem publiceren</text:span></text:span><text:span text:style-name="Emphasis"><text:span text:style-name="T257"> en klik op </text:span></text:span><text:span text:style-name="Strong_20_Emphasis"><text:span text:style-name="T263">OK</text:span></text:span><text:span text:style-name="Emphasis"><text:span text:style-name="T257">.</text:span></text:span></text:p>
            </text:list-item>
            <text:list-item>
              <text:p text:style-name="P85"><text:span text:style-name="Emphasis"><text:span text:style-name="T118"><draw:control text:anchor-type="as-char" draw:z-index="19" draw:style-name="gr1" draw:text-style-name="P98" svg:width="0.35cm" svg:height="0.35cm" draw:control="control20"/></text:span></text:span><text:span text:style-name="Emphasis"><text:span text:style-name="T118"><text:tab/></text:span></text:span><text:span text:style-name="Emphasis"><text:span text:style-name="T117">Sluit </text:span></text:span><text:span text:style-name="Strong_20_Emphasis"><text:span text:style-name="T148">Afdrukbeheer – localhost</text:span></text:span><text:span text:style-name="Emphasis"><text:span text:style-name="T117"> af.<text:line-break/><text:tab/><text:tab/></text:span></text:span><text:span text:style-name="Citation"><text:span text:style-name="T214">Ind</text:span></text:span><text:span text:style-name="Citation"><text:span text:style-name="T215">ien van toepassing, </text:span></text:span><text:span text:style-name="Citation"><text:span text:style-name="T214">o</text:span></text:span><text:span text:style-name="Citation"><text:span text:style-name="T216">p een andere </text:span></text:span><text:span text:style-name="Citation"><text:span text:style-name="T217">computer</text:span></text:span></text:p>
            </text:list-item>
            <text:list-item>
              <text:p text:style-name="P84"><text:span text:style-name="Emphasis"><text:span text:style-name="T118"><draw:control text:anchor-type="as-char" draw:z-index="20" draw:style-name="gr1" draw:text-style-name="P98" svg:width="0.35cm" svg:height="0.35cm" draw:control="control21"/></text:span></text:span><text:span text:style-name="Emphasis"><text:span text:style-name="T118"><text:tab/></text:span></text:span><text:span text:style-name="T257">Open</text:span><text:span text:style-name="Emphasis"><text:span text:style-name="T157"> </text:span></text:span><text:span text:style-name="Strong_20_Emphasis"><text:span text:style-name="T148">Afdrukbeheer</text:span></text:span><text:span text:style-name="T117"> </text:span><text:span text:style-name="T257">en ga naar </text:span><text:span text:style-name="Strong_20_Emphasis"><text:span text:style-name="T263">Server</text:span></text:span><text:span text:style-name="T257"> &gt; </text:span><text:span text:style-name="Strong_20_Emphasis"><text:span text:style-name="T263">Instellingen. <text:line-break/><text:tab/><text:tab/></text:span></text:span><text:span text:style-name="T257">Vink aan </text:span><text:span text:style-name="Strong_20_Emphasis"><text:span text:style-name="T263">Door andere systemen gedeelde printers tonen</text:span></text:span><text:span text:style-name="T257"> en klik op </text:span><text:span text:style-name="Strong_20_Emphasis"><text:span text:style-name="T263">OK</text:span></text:span><text:span text:style-name="T257">. <text:line-break/></text:span></text:p>
            </text:list-item>
          </text:list>
        </text:list-item>
      </text:list>
      <text:p text:style-name="P7"/>
      <text:p text:style-name="P7"/>
      <text:list xml:id="list194406309283953" text:continue-numbering="true" text:style-name="L2">
        <text:list-item>
          <text:p text:style-name="P64">Software installeren</text:p>
          <text:list>
            <text:list-header>
              <text:p text:style-name="P64"/>
            </text:list-header>
            <text:list-item>
              <text:p text:style-name="P86"><text:span text:style-name="T53"><draw:control text:anchor-type="as-char" draw:z-index="21" draw:style-name="gr1" draw:text-style-name="P98" svg:width="0.35cm" svg:height="0.35cm" draw:control="control22"/></text:span><text:span text:style-name="T53"><text:tab/></text:span><text:span text:style-name="Strong_20_Emphasis"><text:span text:style-name="T251">Installeer </text:span></text:span><text:span text:style-name="Strong_20_Emphasis"><text:span text:style-name="T252">software</text:span></text:span><text:span text:style-name="Strong_20_Emphasis"><text:span text:style-name="T253"> </text:span></text:span><text:span text:style-name="Strong_20_Emphasis"><text:span text:style-name="T254">en wijzig systeeminstellingen </text:span></text:span><text:span text:style-name="Strong_20_Emphasis"><text:span text:style-name="T255">v</text:span></text:span><text:span text:style-name="Strong_20_Emphasis"><text:span text:style-name="T243">ia </text:span></text:span><text:span text:style-name="Strong_20_Emphasis"><text:span text:style-name="T144">LXT</text:span></text:span><text:span text:style-name="Strong_20_Emphasis"><text:span text:style-name="T145">erminal</text:span></text:span><text:span text:style-name="User_20_Entry"><text:span text:style-name="T242"><text:line-break/><text:line-break/> <text:tab/><text:tab/></text:span></text:span><text:span text:style-name="User_20_Entry"><text:span text:style-name="T298">install</text:span></text:span><text:span text:style-name="User_20_Entry"><text:span text:style-name="T192"><text:tab/><text:tab/><text:tab/><text:tab/><text:tab/><text:tab/><text:tab/><text:tab/><text:tab/><text:tab/><text:tab/></text:span></text:span><text:span text:style-name="User_20_Entry"><text:span text:style-name="T167"><text:tab/></text:span></text:span><text:span text:style-name="User_20_Entry"><text:span text:style-name="T158">(</text:span></text:span><text:span text:style-name="User_20_Entry"><text:span text:style-name="T159">ov</text:span></text:span><text:span text:style-name="User_20_Entry"><text:span text:style-name="T160">erslaan als </text:span></text:span><text:span text:style-name="User_20_Entry"><text:span text:style-name="T161">uitgevoerd met </text:span></text:span><text:span text:style-name="User_20_Entry"><text:span text:style-name="T162">de </text:span></text:span><text:span text:style-name="User_20_Entry"><text:span text:style-name="T163">starter</text:span></text:span><text:span text:style-name="User_20_Entry"><text:span text:style-name="T158">)</text:span></text:span><text:span text:style-name="User_20_Entry"><text:span text:style-name="T298"><text:line-break/><text:line-break/><text:tab/><text:tab/> </text:span></text:span><text:span text:style-name="User_20_Entry"><text:span text:style-name="T295">Volg de aanwijzingen van het script.</text:span></text:span></text:p>
            </text:list-item>
          </text:list>
        </text:list-item>
        <text:list-item>
          <text:p text:style-name="P95"><text:span text:style-name="Emphasis"><text:span text:style-name="T243">Gebruiker inrichten</text:span></text:span></text:p>
          <text:p text:style-name="P87"><text:span text:style-name="Emphasis"><text:span text:style-name="T243"><text:line-break/></text:span></text:span><text:span text:style-name="Strong_20_Emphasis"><text:span text:style-name="T60"><text:tab/><text:tab/><text:tab/><text:tab/></text:span></text:span><text:span text:style-name="Citation"><text:span text:style-name="T296">De handelingen in dit hoofdstuk dienen </text:span></text:span><text:span text:style-name="Citation"><text:span text:style-name="T297">per gebruiker</text:span></text:span><text:span text:style-name="Citation"><text:span text:style-name="T296"> te worden uitgevoerd</text:span></text:span></text:p>
          <text:list>
            <text:list-header>
              <text:p text:style-name="P65"/>
            </text:list-header>
            <text:list-item>
              <text:p text:style-name="P86"><text:span text:style-name="T53"><draw:control text:anchor-type="as-char" draw:z-index="22" draw:style-name="gr1" draw:text-style-name="P98" svg:width="0.35cm" svg:height="0.35cm" draw:control="control23"/></text:span><text:span text:style-name="T53"><text:tab/></text:span><text:span text:style-name="Strong_20_Emphasis"><text:span text:style-name="T71">W</text:span></text:span><text:span text:style-name="Strong_20_Emphasis"><text:span text:style-name="T72">ijzig </text:span></text:span><text:span text:style-name="Strong_20_Emphasis"><text:span text:style-name="T71">gebruikersinstellingen</text:span></text:span><text:span text:style-name="Strong_20_Emphasis"><text:span text:style-name="T73"> </text:span></text:span><text:span text:style-name="Strong_20_Emphasis"><text:span text:style-name="T74">via </text:span></text:span><text:span text:style-name="Strong_20_Emphasis"><text:span text:style-name="T144">LXT</text:span></text:span><text:span text:style-name="Strong_20_Emphasis"><text:span text:style-name="T145">erminal</text:span></text:span><text:span text:style-name="Emphasis"><text:span text:style-name="T194"><text:note text:id="ftn12" text:note-class="footnote"><text:note-citation>1</text:note-citation><text:note-body><text:p text:style-name="P29">V<text:span text:style-name="T409">oor een andere gebruiker dan &lt;gebruiker&gt; </text:span>eerst <text:span text:style-name="T410">scripts </text:span><text:span text:style-name="T193">downloaden</text:span>: <text:s/><text:span text:style-name="User_20_Entry"><text:span text:style-name="T203">wget karelzimmer.nl/s;. s</text:span></text:span></text:p></text:note-body></text:note></text:span></text:span><text:span text:style-name="User_20_Entry"><text:span text:style-name="T164"><text:line-break/><text:line-break/><text:tab/><text:tab/></text:span></text:span><text:span text:style-name="User_20_Entry"><text:span text:style-name="T189">setup</text:span></text:span><text:span text:style-name="User_20_Entry"><text:span text:style-name="T192"><text:tab/><text:tab/><text:tab/><text:tab/><text:tab/><text:tab/><text:tab/><text:tab/><text:tab/><text:tab/><text:tab/></text:span></text:span><text:span text:style-name="User_20_Entry"><text:span text:style-name="T167"><text:tab/><text:tab/></text:span></text:span><text:span text:style-name="User_20_Entry"><text:span text:style-name="T158">(</text:span></text:span><text:span text:style-name="User_20_Entry"><text:span text:style-name="T159">ov</text:span></text:span><text:span text:style-name="User_20_Entry"><text:span text:style-name="T160">erslaan als </text:span></text:span><text:span text:style-name="User_20_Entry"><text:span text:style-name="T161">uitgevoerd met </text:span></text:span><text:span text:style-name="User_20_Entry"><text:span text:style-name="T162">de </text:span></text:span><text:span text:style-name="User_20_Entry"><text:span text:style-name="T163">starter</text:span></text:span><text:span text:style-name="User_20_Entry"><text:span text:style-name="T158">)</text:span></text:span><text:span text:style-name="User_20_Entry"><text:span text:style-name="T164"><text:line-break/><text:line-break/><text:tab/><text:tab/></text:span></text:span><text:span text:style-name="User_20_Entry"><text:span text:style-name="T65">Volg de aanwijzingen van het script.</text:span></text:span></text:p>
              <text:p text:style-name="P41"><text:span text:style-name="User_20_Entry"><text:span text:style-name="T65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42"><text:span text:style-name="Citation"><text:span text:style-name="T211">Alleen bij een nieuwe installatie, niet bij herinstall</text:span></text:span><text:span text:style-name="Citation"><text:span text:style-name="T212">eren</text:span></text:span><text:span text:style-name="Citation"><text:span text:style-name="T211"> of opwaarder</text:span></text:span><text:span text:style-name="Citation"><text:span text:style-name="T213">e</text:span></text:span><text:span text:style-name="Citation"><text:span text:style-name="T211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3"><text:span text:style-name="Emphasis"><text:span text:style-name="T109"><draw:control text:anchor-type="as-char" draw:z-index="23" draw:style-name="gr1" draw:text-style-name="P98" svg:width="0.35cm" svg:height="0.35cm" draw:control="control24"/></text:span></text:span><text:span text:style-name="Emphasis"><text:span text:style-name="T109"><text:tab/></text:span></text:span><text:span text:style-name="Emphasis"><text:span text:style-name="T110">Maak eventueel </text:span></text:span><text:span text:style-name="Emphasis"><text:span text:style-name="T111">een </text:span></text:span><text:span text:style-name="Emphasis"><text:span text:style-name="T110">snelkoppeling aan </text:span></text:span><text:span text:style-name="Emphasis"><text:span text:style-name="T112">op het b</text:span></text:span><text:span text:style-name="Emphasis"><text:span text:style-name="T110">ureaublad, </text:span></text:span><text:span text:style-name="Emphasis"><text:span text:style-name="T111">bijvoorbeeld <text:line-break/><text:tab/><text:tab/></text:span></text:span><text:span text:style-name="Emphasis"><text:span text:style-name="T110">via </text:span></text:span><text:span text:style-name="Emphasis"><text:span text:style-name="T111">menu &gt; </text:span></text:span><text:span text:style-name="Strong_20_Emphasis"><text:span text:style-name="T146">Spelletjes</text:span></text:span><text:span text:style-name="Emphasis"><text:span text:style-name="T111">, klik </text:span></text:span><text:span text:style-name="Emphasis"><text:span text:style-name="T110">rechts </text:span></text:span><text:span text:style-name="Emphasis"><text:span text:style-name="T111">op </text:span></text:span><text:span text:style-name="Strong_20_Emphasis"><text:span text:style-name="T146">AisleRiot patience</text:span></text:span><text:span text:style-name="Emphasis"><text:span text:style-name="T111"> en kies <text:line-break/><text:tab/><text:tab/></text:span></text:span><text:span text:style-name="Strong_20_Emphasis"><text:span text:style-name="T146">Toevoegen aan bureaublad</text:span></text:span><text:span text:style-name="Emphasis"><text:span text:style-name="T113">.</text:span></text:span></text:p>
            </text:list-item>
            <text:list-item>
              <text:p text:style-name="P44"><text:span text:style-name="Emphasis"><text:span text:style-name="T109"><draw:control text:anchor-type="as-char" draw:z-index="35" draw:style-name="gr1" draw:text-style-name="P98" svg:width="0.35cm" svg:height="0.35cm" draw:control="control36"/></text:span></text:span><text:span text:style-name="Emphasis"><text:span text:style-name="T109"><text:tab/></text:span></text:span><text:span text:style-name="Emphasis"><text:span text:style-name="T114">Hernoem de snelkoppeling op het bureaublad via rechtsklikken op </text:span></text:span><text:span text:style-name="Emphasis"><text:span text:style-name="Strong_20_Emphasis"><text:span text:style-name="T146">AisleRiot<text:line-break/><text:tab/><text:tab/>patience</text:span></text:span></text:span><text:span text:style-name="Emphasis"><text:span text:style-name="T114">, kies </text:span></text:span><text:span text:style-name="Strong_20_Emphasis"><text:span text:style-name="T147">Eigenschappen</text:span></text:span><text:span text:style-name="Emphasis"><text:span text:style-name="T114">.<text:line-break/><text:tab/><text:tab/>Achter </text:span></text:span><text:span text:style-name="Strong_20_Emphasis"><text:span text:style-name="T147">Naam</text:span></text:span><text:span text:style-name="Emphasis"><text:span text:style-name="T114"> typ </text:span></text:span><text:span text:style-name="User_20_Entry"><text:span text:style-name="T166">Patience</text:span></text:span><text:span text:style-name="Emphasis"><text:span text:style-name="T114"> en klik op </text:span></text:span><text:span text:style-name="Strong_20_Emphasis"><text:span text:style-name="T147">OK</text:span></text:span><text:span text:style-name="Emphasis"><text:span text:style-name="T111">.</text:span></text:span></text:p>
              <text:p text:style-name="P44"><text:span text:style-name="Emphasis"><text:span text:style-name="T111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45"><text:span text:style-name="Citation"><text:span text:style-name="T211">Alleen bij een nieuwe installatie, niet bij herinstall</text:span></text:span><text:span text:style-name="Citation"><text:span text:style-name="T212">eren</text:span></text:span><text:span text:style-name="Citation"><text:span text:style-name="T211"> of opwaarder</text:span></text:span><text:span text:style-name="Citation"><text:span text:style-name="T213">e</text:span></text:span><text:span text:style-name="Citation"><text:span text:style-name="T211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6"><text:span text:style-name="Emphasis"><text:span text:style-name="T70"><draw:control text:anchor-type="as-char" draw:z-index="31" draw:style-name="gr1" draw:text-style-name="P98" svg:width="0.35cm" svg:height="0.35cm" draw:control="control32"/></text:span></text:span><text:span text:style-name="Emphasis"><text:span text:style-name="T70"><text:tab/></text:span></text:span><text:span text:style-name="Emphasis"><text:span text:style-name="T75">Start </text:span></text:span><text:span text:style-name="Emphasis"><text:span text:style-name="T76">de </text:span></text:span><text:span text:style-name="Emphasis"><text:span text:style-name="T168">Firefox webbrowser</text:span></text:span><text:span text:style-name="Emphasis"><text:span text:style-name="T77"> </text:span></text:span><text:span text:style-name="Emphasis"><text:span text:style-name="T75">en a</text:span></text:span><text:span text:style-name="Emphasis"><text:span text:style-name="T154">ctiveer enkelklik om </text:span></text:span><text:span text:style-name="Emphasis"><text:span text:style-name="T155">het </text:span></text:span><text:span text:style-name="Emphasis"><text:span text:style-name="T156">I</text:span></text:span><text:span text:style-name="Emphasis"><text:span text:style-name="T154">nternetadres te<text:line-break/> <text:tab/><text:tab/>selecteren </text:span></text:span><text:span text:style-name="Emphasis"><text:span text:style-name="T74">via </text:span></text:span><text:span text:style-name="Emphasis"><text:span text:style-name="T77">adres </text:span></text:span><text:span text:style-name="User_20_Entry"><text:span text:style-name="T164">about:config</text:span></text:span><text:span text:style-name="Emphasis"><text:span text:style-name="T74"> en </text:span></text:span><text:span text:style-name="Emphasis"><text:span text:style-name="T78">typ </text:span></text:span><text:span text:style-name="Emphasis"><text:span text:style-name="T75">a</text:span></text:span><text:span text:style-name="Emphasis"><text:span text:style-name="T78">chter </text:span></text:span><text:span text:style-name="Emphasis"><text:span text:style-name="T150">Zoeken</text:span></text:span><text:span text:style-name="Emphasis"><text:span text:style-name="T74"> </text:span></text:span><text:span text:style-name="User_20_Entry"><text:span text:style-name="T164">click</text:span></text:span><text:span text:style-name="Emphasis"><text:span text:style-name="T74">.<text:line-break/><text:tab/><text:tab/></text:span></text:span><text:span text:style-name="Emphasis"><text:span text:style-name="T154">Dubbelklik </text:span></text:span><text:span text:style-name="Emphasis"><text:span text:style-name="T156">op de </text:span></text:span><text:span text:style-name="Emphasis"><text:span text:style-name="T154">regel </text:span></text:span><text:span text:style-name="Emphasis"><text:span text:style-name="T168">browser.urlbar.clickSelectsAll</text:span></text:span><text:span text:style-name="Emphasis"><text:span text:style-name="T154"> (w</text:span></text:span><text:span text:style-name="Emphasis"><text:span text:style-name="T74">aarde verandert in<text:line-break/><text:tab/><text:tab/> </text:span></text:span><text:span text:style-name="Emphasis"><text:span text:style-name="T151">true</text:span></text:span><text:span text:style-name="Emphasis"><text:span text:style-name="T74">).</text:span></text:span></text:p>
            </text:list-item>
            <text:list-item>
              <text:p text:style-name="P46"><text:span text:style-name="Emphasis"><text:span text:style-name="T70"><draw:control text:anchor-type="as-char" draw:z-index="32" draw:style-name="gr1" draw:text-style-name="P98" svg:width="0.35cm" svg:height="0.35cm" draw:control="control33"/></text:span></text:span><text:span text:style-name="Emphasis"><text:span text:style-name="T70"><text:tab/>Stel het papier</text:span></text:span><text:span text:style-name="Emphasis"><text:span text:style-name="T79">f</text:span></text:span><text:span text:style-name="Emphasis"><text:span text:style-name="T70">ormaat </text:span></text:span><text:span text:style-name="Emphasis"><text:span text:style-name="T77">in via</text:span></text:span><text:span text:style-name="T18"> menu rechtsboven &gt; </text:span><text:span text:style-name="Strong_20_Emphasis"><text:span text:style-name="T18">Afdrukken</text:span></text:span><text:span text:style-name="T18"> &gt; <text:line-break/><text:tab/><text:tab/></text:span><text:span text:style-name="Strong_20_Emphasis"><text:span text:style-name="T18">Pagina-instellingen</text:span></text:span><text:span text:style-name="T18">.<text:line-break/><text:tab/><text:tab/>Kies</text:span><text:span text:style-name="Emphasis"><text:span text:style-name="T70"> </text:span></text:span><text:span text:style-name="Strong_20_Emphasis"><text:span text:style-name="T132">Papiergroote</text:span></text:span><text:span text:style-name="Emphasis"><text:span text:style-name="T70"> &gt; </text:span></text:span><text:span text:style-name="Strong_20_Emphasis"><text:span text:style-name="T132">A4</text:span></text:span><text:span text:style-name="Emphasis"><text:span text:style-name="T70">. Klik op </text:span></text:span><text:span text:style-name="Strong_20_Emphasis"><text:span text:style-name="T132">Toepassen</text:span></text:span><text:span text:style-name="Emphasis"><text:span text:style-name="T70"> </text:span></text:span><text:span text:style-name="Emphasis"><text:span text:style-name="T80">en vervolgens op </text:span></text:span><text:span text:style-name="Emphasis"><text:span text:style-name="T152">Sluiten</text:span></text:span><text:span text:style-name="Emphasis"><text:span text:style-name="T80">.</text:span></text:span></text:p>
            </text:list-item>
            <text:list-item>
              <text:p text:style-name="P47"><text:span text:style-name="Emphasis"><text:span text:style-name="T70"><draw:control text:anchor-type="as-char" draw:z-index="33" draw:style-name="gr1" draw:text-style-name="P98" svg:width="0.35cm" svg:height="0.35cm" draw:control="control34"/></text:span></text:span><text:span text:style-name="Emphasis"><text:span text:style-name="T70"><text:tab/></text:span></text:span><text:span text:style-name="Emphasis"><text:span text:style-name="T74">Stel </text:span></text:span><text:span text:style-name="Emphasis"><text:span text:style-name="T81">de </text:span></text:span><text:span text:style-name="Emphasis"><text:span text:style-name="T74">startpagina in </text:span></text:span><text:span text:style-name="Emphasis"><text:span text:style-name="T82">via </text:span></text:span><text:span text:style-name="Emphasis"><text:span text:style-name="T83">menu &gt; </text:span></text:span><text:span text:style-name="Strong_20_Emphasis"><text:span text:style-name="T133">Voorkeuren</text:span></text:span><text:span text:style-name="Emphasis"><text:span text:style-name="T83"> </text:span></text:span><text:span text:style-name="Emphasis"><text:span text:style-name="T82">&gt;</text:span></text:span><text:span text:style-name="Emphasis"><text:span text:style-name="T83"> </text:span></text:span><text:span text:style-name="Strong_20_Emphasis"><text:span text:style-name="T134">Algemeen</text:span></text:span><text:span text:style-name="Emphasis"><text:span text:style-name="T84">.</text:span></text:span></text:p>
            </text:list-item>
            <text:list-item>
              <text:p text:style-name="P48"><text:span text:style-name="Emphasis"><text:span text:style-name="T70"><draw:control text:anchor-type="as-char" draw:z-index="30" draw:style-name="gr1" draw:text-style-name="P98" svg:width="0.35cm" svg:height="0.35cm" draw:control="control31"/></text:span></text:span><text:span text:style-name="Emphasis"><text:span text:style-name="T70"><text:tab/></text:span></text:span><text:span text:style-name="Emphasis"><text:span text:style-name="T85">Wijzig PDF-lezer </text:span></text:span><text:span text:style-name="Emphasis"><text:span text:style-name="T83">via menu &gt; <text:tab/></text:span></text:span><text:span text:style-name="Strong_20_Emphasis"><text:span text:style-name="T133">Voorkeuren</text:span></text:span><text:span text:style-name="Emphasis"><text:span text:style-name="T83"> </text:span></text:span><text:span text:style-name="Emphasis"><text:span text:style-name="T82">&gt;</text:span></text:span><text:span text:style-name="Emphasis"><text:span text:style-name="T83"> </text:span></text:span><text:span text:style-name="Strong_20_Emphasis"><text:span text:style-name="T135">Toepassingen</text:span></text:span><text:span text:style-name="Emphasis"><text:span text:style-name="T74">.<text:line-break/><text:tab/><text:tab/></text:span></text:span><text:span text:style-name="Emphasis"><text:span text:style-name="T85">Zoek </text:span></text:span><text:span text:style-name="User_20_Entry"><text:span text:style-name="T165">pdf</text:span></text:span><text:span text:style-name="Emphasis"><text:span text:style-name="T85"> </text:span></text:span><text:span text:style-name="Emphasis"><text:span text:style-name="T86">en a</text:span></text:span><text:span text:style-name="Emphasis"><text:span text:style-name="T85">chter </text:span></text:span><text:span text:style-name="Strong_20_Emphasis"><text:span text:style-name="T135">Portable Document Format (PDF)</text:span></text:span><text:span text:style-name="Emphasis"><text:span text:style-name="T85"> selecteer<text:line-break/><text:tab/><text:tab/></text:span></text:span><text:span text:style-name="Strong_20_Emphasis"><text:span text:style-name="T135">Documentweergave gebruiken (Standaard)</text:span></text:span><text:span text:style-name="Emphasis"><text:span text:style-name="T85"> </text:span></text:span><text:span text:style-name="Emphasis"><text:span text:style-name="T87">(= Evince). </text:span></text:span><text:span text:style-name="Emphasis"><text:span text:style-name="T88">Klik op </text:span></text:span><text:span text:style-name="Strong_20_Emphasis"><text:span text:style-name="T136">Sluiten</text:span></text:span><text:span text:style-name="Emphasis"><text:span text:style-name="T88">.</text:span></text:span></text:p>
            </text:list-item>
            <text:list-item>
              <text:p text:style-name="P49"><text:span text:style-name="Emphasis"><text:span text:style-name="T53"><draw:control text:anchor-type="as-char" draw:z-index="24" draw:style-name="gr1" draw:text-style-name="P98" svg:width="0.35cm" svg:height="0.35cm" draw:control="control25"/></text:span></text:span><text:span text:style-name="Emphasis"><text:span text:style-name="T53"><text:tab/></text:span></text:span><text:span text:style-name="Emphasis"><text:span text:style-name="T169">Indien gewenst:<text:tab/></text:span></text:span><text:span text:style-name="Emphasis"><text:span text:style-name="T48">Synchroniseer Firefox-gegevens via </text:span></text:span><text:span text:style-name="Emphasis"><text:span text:style-name="T83">menu &gt; </text:span></text:span><text:span text:style-name="Strong_20_Emphasis"><text:span text:style-name="T133">Voorkeuren</text:span></text:span><text:span text:style-name="Emphasis"><text:span text:style-name="T83"> </text:span></text:span><text:span text:style-name="Emphasis"><text:span text:style-name="T82">&gt;</text:span></text:span><text:span text:style-name="Emphasis"><text:span text:style-name="T84"> </text:span></text:span><text:span text:style-name="Emphasis"><text:span text:style-name="T48"><text:s/><text:line-break/><text:tab/><text:tab/></text:span></text:span><text:span text:style-name="Strong_20_Emphasis"><text:span text:style-name="T122">Sync</text:span></text:span><text:span text:style-name="Emphasis"><text:span text:style-name="T48">.<text:line-break/><text:tab/><text:tab/></text:span></text:span><text:span text:style-name="Emphasis"><text:span text:style-name="T66">Kies </text:span></text:span><text:span text:style-name="Strong_20_Emphasis"><text:span text:style-name="T127">Aanmelden</text:span></text:span><text:span text:style-name="Emphasis"><text:span text:style-name="T66">.</text:span></text:span></text:p>
              <text:p text:style-name="P49"><text:span text:style-name="Emphasis"><text:span text:style-name="T66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50"><text:span text:style-name="Citation"><text:span text:style-name="T211">Alleen bij een nieuwe installatie, niet bij herinstall</text:span></text:span><text:span text:style-name="Citation"><text:span text:style-name="T212">eren</text:span></text:span><text:span text:style-name="Citation"><text:span text:style-name="T211"> of opwaarder</text:span></text:span><text:span text:style-name="Citation"><text:span text:style-name="T213">e</text:span></text:span><text:span text:style-name="Citation"><text:span text:style-name="T211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1"><text:span text:style-name="T53"><draw:control text:anchor-type="as-char" draw:z-index="25" draw:style-name="gr1" draw:text-style-name="P98" svg:width="0.35cm" svg:height="0.35cm" draw:control="control26"/></text:span><text:span text:style-name="T53"><text:tab/></text:span><text:span text:style-name="T170">Stel e-mail in via </text:span><text:span text:style-name="T175">menu</text:span><text:span text:style-name="T171"> &gt; </text:span><text:span text:style-name="Strong_20_Emphasis"><text:span text:style-name="T175">Internet</text:span></text:span><text:span text:style-name="T171"> &gt; </text:span><text:span text:style-name="Strong_20_Emphasis"><text:span text:style-name="T176">Sylpheed</text:span></text:span><text:span text:style-name="T172"> of <text:line-break/><text:tab/><text:tab/></text:span><text:span text:style-name="Strong_20_Emphasis"><text:span text:style-name="T177">Mozilla Thunderbird E-mail/nieuws</text:span></text:span><text:span text:style-name="Strong_20_Emphasis"><text:span text:style-name="T170">.</text:span></text:span></text:p>
            </text:list-item>
            <text:list-item>
              <text:p text:style-name="P52"><text:span text:style-name="Emphasis"><text:span text:style-name="T70"><draw:control text:anchor-type="as-char" draw:z-index="26" draw:style-name="gr1" draw:text-style-name="P98" svg:width="0.35cm" svg:height="0.35cm" draw:control="control27"/></text:span></text:span><text:span text:style-name="Emphasis"><text:span text:style-name="T70"><text:tab/></text:span></text:span><text:span text:style-name="Emphasis"><text:span text:style-name="T89">Stel het papier</text:span></text:span><text:span text:style-name="Emphasis"><text:span text:style-name="T79">f</text:span></text:span><text:span text:style-name="Emphasis"><text:span text:style-name="T89">ormaat in via</text:span></text:span><text:span text:style-name="Emphasis"><text:span text:style-name="T74"> </text:span></text:span><text:span text:style-name="Strong_20_Emphasis"><text:span text:style-name="T137">Bestand</text:span></text:span><text:span text:style-name="Emphasis"><text:span text:style-name="T89"> &gt; </text:span></text:span><text:span text:style-name="Strong_20_Emphasis"><text:span text:style-name="T137">Pagina-instellingen</text:span></text:span><text:span text:style-name="Emphasis"><text:span text:style-name="T89"> </text:span></text:span><text:span text:style-name="Emphasis"><text:span text:style-name="T90">&gt;</text:span></text:span><text:span text:style-name="Emphasis"><text:span text:style-name="T70"> <text:line-break/><text:tab/><text:tab/></text:span></text:span><text:span text:style-name="Strong_20_Emphasis"><text:span text:style-name="T137">Papiergroote</text:span></text:span><text:span text:style-name="Emphasis"><text:span text:style-name="T89"> &gt; </text:span></text:span><text:span text:style-name="Strong_20_Emphasis"><text:span text:style-name="T137">A4</text:span></text:span><text:span text:style-name="Emphasis"><text:span text:style-name="T89">.<text:line-break/><text:tab/><text:tab/>Klik op </text:span></text:span><text:span text:style-name="Strong_20_Emphasis"><text:span text:style-name="T137">Toepassen</text:span></text:span><text:span text:style-name="Emphasis"><text:span text:style-name="T89">.</text:span></text:span></text:p>
            </text:list-item>
            <text:list-item>
              <text:p text:style-name="P36"><text:span text:style-name="Emphasis"><text:span text:style-name="T70"><draw:control text:anchor-type="as-char" draw:z-index="27" draw:style-name="gr1" draw:text-style-name="P98" svg:width="0.35cm" svg:height="0.35cm" draw:control="control28"/></text:span></text:span><text:span text:style-name="Emphasis"><text:span text:style-name="T70"><text:tab/></text:span></text:span><text:span text:style-name="Emphasis"><text:span text:style-name="T74">Verstuur een </text:span></text:span><text:span text:style-name="Emphasis"><text:span text:style-name="T91">test-E-mail.</text:span></text:span></text:p>
            </text:list-item>
          </text:list>
          <text:p text:style-name="P96"><text:span text:style-name="Emphasis"><text:span text:style-name="T256">5. </text:span></text:span><text:span text:style-name="Emphasis"><text:span text:style-name="T243">Gebruiker inrichten </text:span></text:span><text:span text:style-name="Emphasis"><text:span text:style-name="T256">(vervolg)</text:span></text:span></text:p>
          <text:p text:style-name="P88"><text:span text:style-name="Emphasis"><text:span text:style-name="T256"><text:line-break/><text:tab/><text:tab/><text:tab/><text:tab/></text:span></text:span><text:span text:style-name="Citation"><text:span text:style-name="T296">De handelingen in dit hoofdstuk dienen </text:span></text:span><text:span text:style-name="Citation"><text:span text:style-name="T297">per gebruiker</text:span></text:span><text:span text:style-name="Citation"><text:span text:style-name="T296"> te worden uitgevoerd</text:span></text:span></text:p>
          <text:list text:continue-numbering="true">
            <text:list-header>
              <text:p text:style-name="P53"><text:span text:style-name="Emphasis"><text:span text:style-name="T66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54"><text:span text:style-name="Citation"><text:span text:style-name="T211">Alleen bij een nieuwe installatie, niet bij herinstall</text:span></text:span><text:span text:style-name="Citation"><text:span text:style-name="T212">eren</text:span></text:span><text:span text:style-name="Citation"><text:span text:style-name="T211"> of opwaarder</text:span></text:span><text:span text:style-name="Citation"><text:span text:style-name="T213">e</text:span></text:span><text:span text:style-name="Citation"><text:span text:style-name="T211">n</text:span></text:span></text:p>
                        </text:list-header>
                      </text:list>
                    </text:list-item>
                  </text:list>
                </text:list-item>
              </text:list>
            </text:list-header>
            <text:list-item>
              <text:p text:style-name="P89"><text:span text:style-name="Emphasis"><text:span text:style-name="T70"><draw:control text:anchor-type="as-char" draw:z-index="44" draw:style-name="gr1" draw:text-style-name="P98" svg:width="0.35cm" svg:height="0.35cm" draw:control="control45"/></text:span></text:span><text:span text:style-name="Emphasis"><text:span text:style-name="T70"><text:tab/></text:span></text:span><text:span text:style-name="Emphasis"><text:span text:style-name="T92">Activeer enkelklik om te openen via </text:span></text:span><text:span text:style-name="Strong_20_Emphasis"><text:span text:style-name="T92">menu</text:span></text:span><text:span text:style-name="Emphasis"><text:span text:style-name="T92"> &gt; </text:span></text:span><text:span text:style-name="Strong_20_Emphasis"><text:span text:style-name="T138">Hulpmiddelen</text:span></text:span><text:span text:style-name="Emphasis"><text:span text:style-name="T92"> &gt;<text:line-break/> <text:tab/><text:tab/></text:span></text:span><text:span text:style-name="Strong_20_Emphasis"><text:span text:style-name="T207">Bestandsbeheerder </text:span></text:span><text:span text:style-name="Strong_20_Emphasis"><text:span text:style-name="T139">PCManFM</text:span></text:span><text:span text:style-name="Emphasis"><text:span text:style-name="T92"> of klik op </text:span></text:span><text:span text:style-name="Strong_20_Emphasis"><text:span text:style-name="T138">Bestandsbeheerder</text:span></text:span><text:span text:style-name="Emphasis"><text:span text:style-name="T92"> linksonder op<text:line-break/> <text:tab/><text:tab/>het paneel.<text:line-break/> <text:tab/><text:tab/>Ga naar </text:span></text:span><text:span text:style-name="Strong_20_Emphasis"><text:span text:style-name="T138">Bewerken</text:span></text:span><text:span text:style-name="Emphasis"><text:span text:style-name="T92"> &gt; </text:span></text:span><text:span text:style-name="Strong_20_Emphasis"><text:span text:style-name="T138">Voorkeuren</text:span></text:span><text:span text:style-name="Emphasis"><text:span text:style-name="T92">.<text:line-break/> <text:tab/><text:tab/></text:span></text:span><text:span text:style-name="Emphasis"><text:span text:style-name="T93">Op</text:span></text:span><text:span text:style-name="Emphasis"><text:span text:style-name="T92"> tab</text:span></text:span><text:span text:style-name="Emphasis"><text:span text:style-name="T93">blad</text:span></text:span><text:span text:style-name="Emphasis"><text:span text:style-name="T92"> </text:span></text:span><text:span text:style-name="Strong_20_Emphasis"><text:span text:style-name="T138">Algemeen</text:span></text:span><text:span text:style-name="Emphasis"><text:span text:style-name="T92">, </text:span></text:span><text:span text:style-name="Emphasis"><text:span text:style-name="T93">k</text:span></text:span><text:span text:style-name="Emphasis"><text:span text:style-name="T92">ies </text:span></text:span><text:span text:style-name="Strong_20_Emphasis"><text:span text:style-name="T138">Open bestanden met enkele muisklik</text:span></text:span><text:span text:style-name="Emphasis"><text:span text:style-name="T92">.<text:line-break/> <text:tab/><text:tab/>Klik op </text:span></text:span><text:span text:style-name="Strong_20_Emphasis"><text:span text:style-name="T138">Sluiten</text:span></text:span><text:span text:style-name="Emphasis"><text:span text:style-name="T92">.</text:span></text:span></text:p>
              <text:p text:style-name="P89"><text:span text:style-name="Emphasis"><text:span text:style-name="T92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89"><text:span text:style-name="Citation"><text:span text:style-name="T218">Alleen bij een nieuwe installatie, niet bij herinstall</text:span></text:span><text:span text:style-name="Citation"><text:span text:style-name="T219">eren</text:span></text:span><text:span text:style-name="Citation"><text:span text:style-name="T218"> of opwaarder</text:span></text:span><text:span text:style-name="Citation"><text:span text:style-name="T220">e</text:span></text:span><text:span text:style-name="Citation"><text:span text:style-name="T218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89"><text:span text:style-name="Emphasis"><text:span text:style-name="T70"><draw:control text:anchor-type="as-char" draw:z-index="28" draw:style-name="gr1" draw:text-style-name="P98" svg:width="0.35cm" svg:height="0.35cm" draw:control="control29"/></text:span></text:span><text:span text:style-name="Emphasis"><text:span text:style-name="T70"><text:tab/></text:span></text:span><text:span text:style-name="Emphasis"><text:span text:style-name="T94">Maak documenten </text:span></text:span><text:span text:style-name="Emphasis"><text:span text:style-name="T95">standaard </text:span></text:span><text:span text:style-name="Emphasis"><text:span text:style-name="T94">aan in het Microsoft-formaat door het openen<text:line-break/> <text:tab/><text:tab/>van een willekeurig LibreOffice-toepassing of LibreOffice-document.<text:line-break/><text:tab/><text:tab/>Ga naar </text:span></text:span><text:span text:style-name="Strong_20_Emphasis"><text:span text:style-name="T140">Extra</text:span></text:span><text:span text:style-name="Emphasis"><text:span text:style-name="T94"> &gt; </text:span></text:span><text:span text:style-name="Strong_20_Emphasis"><text:span text:style-name="T140">Opties</text:span></text:span><text:span text:style-name="Emphasis"><text:span text:style-name="T94"> &gt; </text:span></text:span><text:span text:style-name="Strong_20_Emphasis"><text:span text:style-name="T140">Laden/Opslaan</text:span></text:span><text:span text:style-name="Emphasis"><text:span text:style-name="T94"> &gt; </text:span></text:span><text:span text:style-name="Strong_20_Emphasis"><text:span text:style-name="T140">Algemeen</text:span></text:span><text:span text:style-name="Emphasis"><text:span text:style-name="T94">.<text:line-break/><text:tab/><text:tab/></text:span></text:span><text:span text:style-name="Emphasis"><text:span text:style-name="T96">Selecteer o</text:span></text:span><text:span text:style-name="Emphasis"><text:span text:style-name="T94">nder </text:span></text:span><text:span text:style-name="Strong_20_Emphasis"><text:span text:style-name="T140">Standaard bestandsindeling en ODF-instellingen</text:span></text:span><text:span text:style-name="Emphasis"><text:span text:style-name="T94"><text:line-break/><text:tab/><text:tab/></text:span></text:span><text:span text:style-name="Emphasis"><text:span text:style-name="T97">achtereenvolgens</text:span></text:span><text:span text:style-name="Emphasis"><text:span text:style-name="T96">:</text:span></text:span><text:span text:style-name="Emphasis"><text:span text:style-name="T94"><text:line-break/><text:tab/><text:tab/></text:span></text:span><text:span text:style-name="Strong_20_Emphasis"><text:span text:style-name="T140">Documenttype</text:span></text:span><text:span text:style-name="Emphasis"><text:span text:style-name="T94"><text:tab/></text:span></text:span><text:span text:style-name="Strong_20_Emphasis"><text:span text:style-name="T140">Altijd opslaan als</text:span></text:span><text:span text:style-name="Emphasis"><text:span text:style-name="T94"> <text:line-break/><text:tab/><text:tab/>Tekstdocument<text:tab/><text:tab/>Microsoft Word </text:span></text:span><text:span text:style-name="Emphasis"><text:span text:style-name="T98">2007/2010/</text:span></text:span><text:span text:style-name="Emphasis"><text:span text:style-name="T99">2013</text:span></text:span><text:span text:style-name="Emphasis"><text:span text:style-name="T98"> XML</text:span></text:span><text:span text:style-name="Emphasis"><text:span text:style-name="T94"><text:line-break/><text:tab/><text:tab/>Werkblad<text:tab/><text:tab/><text:tab/><text:tab/>Microsoft Excel </text:span></text:span><text:span text:style-name="Emphasis"><text:span text:style-name="T98">2007/2010/</text:span></text:span><text:span text:style-name="Emphasis"><text:span text:style-name="T99">2013</text:span></text:span><text:span text:style-name="Emphasis"><text:span text:style-name="T98"> XML</text:span></text:span><text:span text:style-name="Emphasis"><text:span text:style-name="T94"><text:line-break/><text:tab/><text:tab/>Presentatie<text:tab/><text:tab/><text:tab/>Microsoft PowerPoint </text:span></text:span><text:span text:style-name="Emphasis"><text:span text:style-name="T98">2007/2010/</text:span></text:span><text:span text:style-name="Emphasis"><text:span text:style-name="T99">2013</text:span></text:span><text:span text:style-name="Emphasis"><text:span text:style-name="T98"> XML</text:span></text:span><text:span text:style-name="Emphasis"><text:span text:style-name="T94"><text:line-break/><text:tab/><text:tab/>Klik op </text:span></text:span><text:span text:style-name="Strong_20_Emphasis"><text:span text:style-name="T140">OK</text:span></text:span><text:span text:style-name="Emphasis"><text:span text:style-name="T94"> en sluit </text:span></text:span><text:span text:style-name="Strong_20_Emphasis"><text:span text:style-name="T140">LibreOffice</text:span></text:span><text:span text:style-name="Emphasis"><text:span text:style-name="T94"> af.</text:span></text:span></text:p>
              <text:p text:style-name="P53"><text:span text:style-name="Emphasis"><text:span text:style-name="T66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90"><text:span text:style-name="Citation"><text:span text:style-name="T218">Alleen bij een nieuwe installatie, niet bij herinstall</text:span></text:span><text:span text:style-name="Citation"><text:span text:style-name="T219">eren</text:span></text:span><text:span text:style-name="Citation"><text:span text:style-name="T218"> of opwaarder</text:span></text:span><text:span text:style-name="Citation"><text:span text:style-name="T220">e</text:span></text:span><text:span text:style-name="Citation"><text:span text:style-name="T218">n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91"><text:span text:style-name="Numbering_20_Symbols"><text:span text:style-name="T70"><draw:control text:anchor-type="as-char" draw:z-index="36" draw:style-name="gr1" draw:text-style-name="P98" svg:width="0.35cm" svg:height="0.35cm" draw:control="control37"/></text:span></text:span><text:span text:style-name="Numbering_20_Symbols"><text:span text:style-name="T70"><text:tab/></text:span></text:span><text:span text:style-name="Emphasis"><text:span text:style-name="T100">Stel een automatische back-up in </text:span></text:span><text:span text:style-name="Emphasis"><text:span text:style-name="T101">via </text:span></text:span><text:span text:style-name="T141">menu</text:span><text:span text:style-name="T102"> </text:span><text:span text:style-name="Emphasis"><text:span text:style-name="T103">&gt;</text:span></text:span><text:span text:style-name="Emphasis"><text:span text:style-name="T104"> </text:span></text:span><text:span text:style-name="Strong_20_Emphasis"><text:span text:style-name="T142">Hulpmiddelen</text:span></text:span><text:span text:style-name="Emphasis"><text:span text:style-name="T104"> &gt;<text:line-break/> <text:tab/><text:tab/></text:span></text:span><text:span text:style-name="Strong_20_Emphasis"><text:span text:style-name="T143">Reservekopieën</text:span></text:span><text:span text:style-name="Strong_20_Emphasis"><text:span text:style-name="T105">.</text:span></text:span><text:span text:style-name="Emphasis"><text:span text:style-name="T102"><text:line-break/><text:tab/><text:tab/></text:span></text:span><text:span text:style-name="Definition"><text:span text:style-name="T22">Volg de aanwijzingen op het scherm</text:span></text:span><text:span text:style-name="Emphasis"><text:span text:style-name="T106">.</text:span></text:span></text:p>
              <text:p text:style-name="P91"><text:span text:style-name="Emphasis"><text:span text:style-name="T106"/></text:span></text:p>
            </text:list-item>
            <text:list-item>
              <text:p text:style-name="P91"><text:span text:style-name="Numbering_20_Symbols"><text:span text:style-name="T70"><draw:control text:anchor-type="as-char" draw:z-index="46" draw:style-name="gr1" draw:text-style-name="P98" svg:width="0.35cm" svg:height="0.35cm" draw:control="control47"/></text:span></text:span><text:span text:style-name="Numbering_20_Symbols"><text:span text:style-name="T70"><text:tab/></text:span></text:span><text:span text:style-name="Numbering_20_Symbols"><text:span text:style-name="T108">Breid de klokweergave uit via rechtsklikken op het klokje rechtsonder in het<text:line-break/> <text:tab/><text:tab/>paneel en kies </text:span></text:span><text:span text:style-name="Strong_20_Emphasis"><text:span text:style-name="T195">Digitale klok</text:span></text:span><text:span text:style-name="Numbering_20_Symbols"><text:span text:style-name="T108"> instellingen.</text:span></text:span></text:p>
            </text:list-item>
            <text:list-item>
              <text:p text:style-name="P91"><text:span text:style-name="Numbering_20_Symbols"><text:span text:style-name="T70"><draw:control text:anchor-type="as-char" draw:z-index="45" draw:style-name="gr1" draw:text-style-name="P98" svg:width="0.35cm" svg:height="0.35cm" draw:control="control46"/></text:span></text:span><text:span text:style-name="Numbering_20_Symbols"><text:span text:style-name="T70"><text:tab/></text:span></text:span><text:span text:style-name="Numbering_20_Symbols"><text:span text:style-name="T108">Vervang de codes achter Klok-opmaak door </text:span></text:span><text:span text:style-name="User_20_Entry"><text:span text:style-name="T190">%a %e %B %G <text:s/>%k:%M</text:span></text:span></text:p>
              <text:p text:style-name="P92"><text:span text:style-name="Emphasis"><text:span text:style-name="T107"/></text:span></text:p>
              <text:p text:style-name="P92"><text:span text:style-name="Emphasis"><text:span text:style-name="T107"/></text:span></text:p>
              <text:p text:style-name="P92"><text:span text:style-name="Emphasis"><text:span text:style-name="T107"/></text:span></text:p>
            </text:list-item>
          </text:list>
        </text:list-item>
        <text:list-item>
          <text:p text:style-name="P66">Installatie afronden</text:p>
          <text:p text:style-name="P59"/>
          <text:list>
            <text:list-item>
              <text:p text:style-name="P61"><text:span text:style-name="Strong_20_Emphasis"><text:span text:style-name="T174"><draw:control text:anchor-type="as-char" draw:z-index="29" draw:style-name="gr1" draw:text-style-name="P98" svg:width="0.35cm" svg:height="0.35cm" draw:control="control30"/></text:span></text:span><text:span text:style-name="Strong_20_Emphasis"><text:span text:style-name="T174"><text:tab/>– </text:span></text:span></text:p>
            </text:list-item>
          </text:list>
        </text:list-item>
      </text:list>
      <text:p text:style-name="P20"/>
      <text:p text:style-name="P16"/>
      <text:p text:style-name="P17"/>
      <text:p text:style-name="P14"><text:span text:style-name="Citation"><text:span text:style-name="T406">De installatie van </text:span></text:span><text:span text:style-name="Citation"><text:span text:style-name="T407"><text:s/></text:span></text:span><text:span text:style-name="Citation"><text:span text:style-name="T407"><text:reference-ref text:reference-format="text" text:ref-name="Versie">Lubuntu 14.04 LTS</text:reference-ref></text:span></text:span><text:span text:style-name="Citation"><text:span text:style-name="T406"> </text:span></text:span><text:span text:style-name="Citation"><text:span text:style-name="T406"><text:reference-ref text:reference-format="text" text:ref-name="Editie">desktop</text:reference-ref></text:span></text:span><text:span text:style-name="Citation"><text:span text:style-name="T406"> is voltooid, </text:span></text:span><text:span text:style-name="Citation"><text:span text:style-name="T408">einde c</text:span></text:span><text:span text:style-name="Citation"><text:span text:style-name="T406">hecklist</text:span></text:span></text:p>
      <text:p text:style-name="P17"/>
      <text:p text:style-name="P17"/>
      <text:p text:style-name="P17"/>
      <text:p text:style-name="P18">Dit werk <text:span text:style-name="T404">valt</text:span> onder een Creative Commons Naamsvermelding-GelijkDelen 3.0 Nederland licentie <text:span text:style-name="T405">(CC BY-SA 3.0 NL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italic" style:text-underline-style="none" fo:background-color="transparent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fo:padding="0.049cm" fo:border="0.99pt solid #000000" style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officeooo:paragraph-rsid="0278e82a" style:font-size-asian="10pt" style:font-size-complex="10pt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T1" style:family="text">
      <style:text-properties style:font-name="Ubuntu3" fo:font-size="11pt" style:font-size-asian="11pt" style:font-size-complex="11pt"/>
    </style:style>
    <style:style style:name="MT2" style:family="text">
      <style:text-properties style:font-name="Ubuntu3" fo:font-size="12pt" style:font-size-asian="12pt" style:font-size-complex="12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341ff9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Lubuntu 14.04 LTS desktop algemeen</text:file-name></text:span><text:span text:style-name="MT2"><text:tab/></text:span><text:span text:style-name="MT2"><text:date style:data-style-name="N36" text:date-value="2015-09-26T19:44:05.965199964">26-09-2015</text:date></text:span></text:p>
      </style:header>
      <style:footer>
        <text:p text:style-name="MP2"/>
        <text:p text:style-name="Footer"><text:span text:style-name="MT3">Karel Zimmer</text:span><text:tab/><text:tab/><text:span text:style-name="MT4">Pagina </text:span><text:page-number style:num-format="1" text:select-page="current">6</text:page-number> <text:span text:style-name="MT4">van </text:span><text:page-count style:num-format="1">6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9-26T19:44:05.876204274</dc:date>
    <meta:printed-by>Karel Zimmer</meta:printed-by>
    <meta:print-date>2014-08-07T16:23:51.409425397</meta:print-date>
    <meta:keyword>Installatie</meta:keyword>
    <meta:keyword>Checklist</meta:keyword>
    <meta:keyword>Linux</meta:keyword>
    <meta:editing-cycles>3898</meta:editing-cycles>
    <meta:editing-duration>P7DT17H40M48S</meta:editing-duration>
    <dc:creator>Karel Zimmer</dc:creator>
    <meta:document-statistic meta:table-count="0" meta:image-count="0" meta:object-count="0" meta:page-count="6" meta:paragraph-count="89" meta:word-count="1406" meta:character-count="10122" meta:non-whitespace-character-count="8457"/>
    <meta:user-defined meta:name="Info 1"/>
    <meta:user-defined meta:name="Info 2"/>
    <meta:user-defined meta:name="Info 3"/>
    <meta:user-defined meta:name="Info 4"/>
  </office:meta>
</office:document-meta>
</file>